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inherit" svg:font-family="inherit"/>
    <style:font-face style:name="ui-sans-serif" svg:font-family="ui-sans-serif, system-ui, sans-serif, 'Apple Color Emoji', 'Segoe UI Emoji', 'Segoe UI Symbol', 'Noto Color Emoji'"/>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30pt" fo:language="es" fo:country="CL" style:font-size-asian="30pt" style:font-size-complex="30pt"/>
    </style:style>
    <style:style style:name="P2" style:family="paragraph" style:parent-style-name="Preformatted_20_Text">
      <style:text-properties fo:font-size="30pt" fo:language="es" fo:country="CL" fo:background-color="#ffff00" style:font-size-asian="30pt" style:font-size-complex="30pt"/>
    </style:style>
    <style:style style:name="P3" style:family="paragraph" style:parent-style-name="Preformatted_20_Text">
      <style:text-properties fo:font-size="30pt" fo:language="es" fo:country="CL" style:text-underline-style="none" style:font-size-asian="30pt" style:font-size-complex="30pt"/>
    </style:style>
    <style:style style:name="P4" style:family="paragraph" style:parent-style-name="Preformatted_20_Text">
      <style:text-properties fo:font-size="30pt" fo:language="es" fo:country="CL" style:text-underline-style="none" fo:font-weight="bold" fo:background-color="#ffff00" style:font-size-asian="30pt" style:font-weight-asian="bold" style:font-size-complex="30pt" style:font-weight-complex="bold"/>
    </style:style>
    <style:style style:name="P5" style:family="paragraph" style:parent-style-name="Preformatted_20_Text">
      <style:text-properties fo:font-size="30pt" fo:language="es" fo:country="CL" style:text-underline-style="solid" style:text-underline-width="auto" style:text-underline-color="font-color" fo:font-weight="bold" style:font-size-asian="30pt" style:font-weight-asian="bold" style:font-size-complex="30pt" style:font-weight-complex="bold"/>
    </style:style>
    <style:style style:name="P6" style:family="paragraph" style:parent-style-name="Preformatted_20_Text">
      <style:text-properties fo:font-size="30pt" fo:language="es" fo:country="CL" style:text-underline-style="solid" style:text-underline-width="auto" style:text-underline-color="font-color" fo:font-weight="bold" fo:background-color="#ffff00" style:font-size-asian="30pt" style:font-weight-asian="bold" style:font-size-complex="30pt" style:font-weight-complex="bold"/>
    </style:style>
    <style:style style:name="P7" style:family="paragraph" style:parent-style-name="Preformatted_20_Text">
      <style:text-properties fo:font-variant="normal" fo:text-transform="none" fo:color="#1f1f1f" style:font-name="inherit" fo:font-size="21pt" fo:letter-spacing="normal" fo:language="de" fo:country="DE" fo:font-style="normal" fo:font-weight="normal" style:font-size-asian="30pt" style:font-size-complex="30pt"/>
    </style:style>
    <style:style style:name="P8" style:family="paragraph" style:parent-style-name="Preformatted_20_Text">
      <style:text-properties fo:font-variant="normal" fo:text-transform="none" fo:color="#1f1f1f" style:font-name="inherit" fo:font-size="21pt" fo:letter-spacing="normal" fo:language="de" fo:country="DE" fo:font-style="normal" style:text-underline-style="none" fo:font-weight="normal" style:font-size-asian="30pt" style:font-size-complex="30pt"/>
    </style:style>
    <style:style style:name="P9" style:family="paragraph" style:parent-style-name="Preformatted_20_Text">
      <style:text-properties fo:font-variant="normal" fo:text-transform="none" fo:color="#1f1f1f" style:font-name="inherit" fo:font-size="21pt" fo:letter-spacing="normal" fo:language="de" fo:country="DE" fo:font-style="normal" style:text-underline-style="none" fo:font-weight="normal" style:font-size-asian="30pt" style:font-weight-asian="bold" style:font-size-complex="30pt" style:font-weight-complex="bold"/>
    </style:style>
    <style:style style:name="P10" style:family="paragraph" style:parent-style-name="Preformatted_20_Text">
      <style:text-properties fo:font-variant="normal" fo:text-transform="none" fo:color="#1f1f1f" style:font-name="inherit" fo:font-size="21pt" fo:letter-spacing="normal" fo:language="sq" fo:country="AL" fo:font-style="normal" style:text-underline-style="none" fo:font-weight="normal" style:font-size-asian="30pt" style:font-size-complex="30pt"/>
    </style:style>
    <style:style style:name="P11" style:family="paragraph" style:parent-style-name="Preformatted_20_Text">
      <style:text-properties fo:font-variant="normal" fo:text-transform="none" fo:color="#1f1f1f" style:font-name="inherit" fo:font-size="21pt" fo:letter-spacing="normal" fo:language="sq" fo:country="AL" fo:font-style="normal" style:text-underline-style="none" fo:font-weight="normal" style:font-size-asian="30pt" style:font-weight-asian="bold" style:font-size-complex="30pt" style:font-weight-complex="bold"/>
    </style:style>
    <style:style style:name="P12" style:family="paragraph" style:parent-style-name="Preformatted_20_Text">
      <style:text-properties fo:font-variant="normal" fo:text-transform="none" fo:color="#1f1f1f" style:font-name="inherit" fo:font-size="21pt" fo:letter-spacing="normal" fo:language="sq" fo:country="AL" fo:font-style="normal" style:text-underline-style="solid" style:text-underline-width="auto" style:text-underline-color="font-color" fo:font-weight="normal" style:font-size-asian="30pt" style:font-weight-asian="bold" style:font-size-complex="30pt" style:font-weight-complex="bold"/>
    </style:style>
    <style:style style:name="P13" style:family="paragraph" style:parent-style-name="Preformatted_20_Text">
      <style:text-properties fo:font-variant="normal" fo:text-transform="none" fo:color="#1f1f1f" style:font-name="inherit" fo:font-size="21pt" fo:letter-spacing="normal" fo:language="sq" fo:country="AL" fo:font-style="normal" fo:font-weight="normal"/>
    </style:style>
    <style:style style:name="P14" style:family="paragraph" style:parent-style-name="Preformatted_20_Text">
      <style:text-properties fo:font-variant="normal" fo:text-transform="none" fo:color="#1f1f1f" style:font-name="inherit" fo:font-size="21pt" fo:letter-spacing="normal" fo:language="haw" fo:country="US" fo:font-style="normal" style:text-underline-style="solid" style:text-underline-width="auto" style:text-underline-color="font-color" fo:font-weight="normal" style:font-size-asian="30pt" style:font-weight-asian="bold" style:font-size-complex="30pt" style:font-weight-complex="bold"/>
    </style:style>
    <style:style style:name="P15" style:family="paragraph" style:parent-style-name="Preformatted_20_Text">
      <style:text-properties fo:font-variant="normal" fo:text-transform="none" fo:color="#1f1f1f" style:font-name="inherit" fo:font-size="21pt" fo:letter-spacing="normal" fo:language="haw" fo:country="US" fo:font-style="normal" style:text-underline-style="none" fo:font-weight="normal" style:font-size-asian="30pt" style:font-weight-asian="bold" style:font-size-complex="30pt" style:font-weight-complex="bold"/>
    </style:style>
    <style:style style:name="P16" style:family="paragraph" style:parent-style-name="Preformatted_20_Text">
      <style:text-properties fo:font-variant="normal" fo:text-transform="none" fo:color="#1f1f1f" style:font-name="inherit" fo:font-size="21pt" fo:letter-spacing="normal" fo:language="es" fo:country="CL" fo:font-style="normal" style:text-underline-style="none" fo:font-weight="normal" style:font-size-asian="30pt" style:font-weight-asian="bold" style:font-size-complex="30pt" style:font-weight-complex="bold"/>
    </style:style>
    <style:style style:name="P17" style:family="paragraph" style:parent-style-name="Preformatted_20_Text">
      <style:text-properties fo:font-variant="normal" fo:text-transform="none" fo:color="#1f1f1f" style:font-name="inherit" fo:font-size="21pt" fo:letter-spacing="normal" fo:language="es" fo:country="CL" fo:font-style="normal" style:text-underline-style="none" fo:font-weight="normal" style:font-name-asian="inherit" style:font-size-asian="21pt" style:language-asian="ja" style:country-asian="JP" style:font-style-asian="normal" style:font-weight-asian="normal" style:font-size-complex="30pt" style:font-weight-complex="bold"/>
    </style:style>
    <style:style style:name="P18" style:family="paragraph" style:parent-style-name="Preformatted_20_Text">
      <style:text-properties fo:font-variant="normal" fo:text-transform="none" fo:color="#1f1f1f" style:font-name="inherit" fo:font-size="21pt" fo:letter-spacing="normal" fo:language="is" fo:country="IS" fo:font-style="normal" style:text-underline-style="none" fo:font-weight="normal" style:font-size-asian="30pt" style:font-weight-asian="bold" style:font-size-complex="30pt" style:font-weight-complex="bold"/>
    </style:style>
    <style:style style:name="P19" style:family="paragraph" style:parent-style-name="Preformatted_20_Text">
      <style:text-properties fo:font-variant="normal" fo:text-transform="none" fo:color="#1f1f1f" style:font-name="inherit" fo:font-size="21pt" fo:letter-spacing="normal" fo:language="ga" fo:country="IE" fo:font-style="normal" style:text-underline-style="none" fo:font-weight="normal" style:font-size-asian="30pt" style:font-weight-asian="bold" style:font-size-complex="30pt" style:font-weight-complex="bold"/>
    </style:style>
    <style:style style:name="P20" style:family="paragraph" style:parent-style-name="Preformatted_20_Text">
      <style:text-properties fo:font-variant="normal" fo:text-transform="none" fo:color="#1f1f1f" style:font-name="inherit" fo:font-size="21pt" fo:letter-spacing="normal" fo:language="ro" fo:country="RO" fo:font-style="normal" style:text-underline-style="none" fo:font-weight="normal" style:font-size-asian="30pt" style:font-weight-asian="bold" style:font-size-complex="30pt" style:font-weight-complex="bold"/>
    </style:style>
    <style:style style:name="P21" style:family="paragraph" style:parent-style-name="Preformatted_20_Text">
      <style:text-properties fo:font-variant="normal" fo:text-transform="none" fo:color="#1f1f1f" style:font-name="inherit" fo:font-size="21pt" fo:letter-spacing="normal" fo:language="eu" fo:country="none" fo:font-style="normal" style:text-underline-style="none" fo:font-weight="normal" style:font-size-asian="30pt" style:font-weight-asian="bold" style:font-size-complex="30pt" style:font-weight-complex="bold"/>
    </style:style>
    <style:style style:name="P22" style:family="paragraph" style:parent-style-name="Preformatted_20_Text">
      <style:text-properties fo:font-variant="normal" fo:text-transform="none" fo:color="#1f1f1f" style:font-name="inherit" fo:font-size="21pt" fo:letter-spacing="normal" fo:language="it" fo:country="IT" fo:font-style="normal" style:text-underline-style="none" fo:font-weight="normal" style:font-size-asian="30pt" style:font-weight-asian="bold" style:font-size-complex="30pt" style:font-weight-complex="bold"/>
    </style:style>
    <style:style style:name="P23" style:family="paragraph" style:parent-style-name="Preformatted_20_Text">
      <style:text-properties fo:font-variant="normal" fo:text-transform="none" fo:color="#1f1f1f" style:font-name="inherit" fo:font-size="21pt" fo:letter-spacing="normal" fo:language="qu" fo:country="EC" fo:font-style="normal" style:text-underline-style="none" fo:font-weight="normal" style:font-size-asian="30pt" style:font-weight-asian="bold" style:font-size-complex="30pt" style:font-weight-complex="bold"/>
    </style:style>
    <style:style style:name="P24" style:family="paragraph" style:parent-style-name="Preformatted_20_Text">
      <style:text-properties fo:font-variant="normal" fo:text-transform="none" fo:color="#1f1f1f" style:font-name="inherit" fo:font-size="21pt" fo:letter-spacing="normal" fo:language="af" fo:country="ZA" fo:font-style="normal" style:text-underline-style="none" fo:font-weight="normal" style:font-size-asian="30pt" style:font-weight-asian="bold" style:font-size-complex="30pt" style:font-weight-complex="bold"/>
    </style:style>
    <style:style style:name="P25" style:family="paragraph" style:parent-style-name="Preformatted_20_Text">
      <style:text-properties fo:font-variant="normal" fo:text-transform="none" fo:color="#1f1f1f" style:font-name="inherit" fo:font-size="21pt" fo:letter-spacing="normal" fo:language="ak" fo:country="GH" fo:font-style="normal" style:text-underline-style="none" fo:font-weight="normal" style:font-size-asian="30pt" style:font-weight-asian="bold" style:font-size-complex="30pt" style:font-weight-complex="bold"/>
    </style:style>
    <style:style style:name="P26" style:family="paragraph" style:parent-style-name="Preformatted_20_Text">
      <style:text-properties fo:font-variant="normal" fo:text-transform="none" fo:color="#1f1f1f" style:font-name="inherit" fo:font-size="21pt" fo:letter-spacing="normal" fo:language="hy" fo:country="AM" fo:font-style="normal" style:text-underline-style="none" fo:font-weight="normal" style:font-size-asian="30pt" style:font-weight-asian="bold" style:font-size-complex="30pt" style:font-weight-complex="bold"/>
    </style:style>
    <style:style style:name="P27" style:family="paragraph" style:parent-style-name="Preformatted_20_Text">
      <style:text-properties fo:font-variant="normal" fo:text-transform="none" fo:color="#1f1f1f" style:font-name="inherit" fo:font-size="21pt" fo:letter-spacing="normal" fo:language="az" fo:country="none" fo:font-style="normal" style:text-underline-style="none" fo:font-weight="normal" style:font-size-asian="30pt" style:font-weight-asian="bold" style:font-size-complex="30pt" style:font-weight-complex="bold"/>
    </style:style>
    <style:style style:name="P28" style:family="paragraph" style:parent-style-name="Preformatted_20_Text">
      <style:text-properties fo:font-variant="normal" fo:text-transform="none" fo:color="#1f1f1f" style:font-name="inherit" fo:font-size="30pt" fo:letter-spacing="normal" fo:language="es" fo:country="CL" fo:font-style="normal" style:text-underline-style="none" fo:font-weight="normal" style:font-size-asian="30pt" style:font-size-complex="30pt"/>
    </style:style>
    <style:style style:name="P29" style:family="paragraph" style:parent-style-name="Preformatted_20_Text">
      <style:text-properties fo:font-variant="normal" fo:text-transform="none" fo:color="#1f1f1f" style:font-name="inherit" fo:font-size="30pt" fo:letter-spacing="normal" fo:language="es" fo:country="CL" fo:font-style="normal" style:text-underline-style="none" fo:font-weight="normal" style:font-size-asian="30pt" style:font-weight-asian="bold" style:font-size-complex="30pt" style:font-weight-complex="bold"/>
    </style:style>
    <style:style style:name="P30" style:family="paragraph" style:parent-style-name="Preformatted_20_Text">
      <style:text-properties fo:font-variant="normal" fo:text-transform="none" fo:color="#1f1f1f" style:font-name="inherit" fo:font-size="30pt" fo:letter-spacing="normal" fo:language="es" fo:country="CL" fo:font-style="normal" style:text-underline-style="none" fo:font-weight="normal" style:font-name-asian="inherit" style:font-size-asian="21pt" style:language-asian="ja" style:country-asian="JP" style:font-style-asian="normal" style:font-weight-asian="normal" style:font-size-complex="30pt" style:font-weight-complex="bold"/>
    </style:style>
    <style:style style:name="P31" style:family="paragraph" style:parent-style-name="Preformatted_20_Text">
      <style:text-properties fo:font-variant="normal" fo:text-transform="none" fo:color="#1f1f1f" style:font-name="inherit" fo:font-size="30pt" fo:letter-spacing="normal" fo:language="es" fo:country="CL" fo:font-style="normal" style:text-underline-style="solid" style:text-underline-width="auto" style:text-underline-color="font-color" fo:font-weight="bold" style:font-size-asian="30pt" style:font-weight-asian="bold" style:font-size-complex="30pt" style:font-weight-complex="bold"/>
    </style:style>
    <style:style style:name="P32" style:family="paragraph" style:parent-style-name="Preformatted_20_Text">
      <style:text-properties fo:font-variant="normal" fo:text-transform="none" fo:color="#1f1f1f" style:font-name="inherit" fo:font-size="30pt" fo:letter-spacing="normal" fo:language="sq" fo:country="AL" fo:font-style="normal" style:text-underline-style="none" fo:font-weight="normal" style:font-size-asian="30pt" style:font-size-complex="30pt"/>
    </style:style>
    <style:style style:name="P33" style:family="paragraph" style:parent-style-name="Preformatted_20_Text">
      <style:text-properties fo:font-variant="normal" fo:text-transform="none" fo:color="#1f1f1f" style:font-name="inherit" fo:font-size="30pt" fo:letter-spacing="normal" fo:language="en" fo:country="GB" fo:font-style="normal" style:text-underline-style="none" fo:font-weight="normal" style:font-size-asian="30pt" style:font-size-complex="30pt"/>
    </style:style>
    <style:style style:name="P34" style:family="paragraph" style:parent-style-name="Preformatted_20_Text">
      <style:text-properties fo:font-variant="normal" fo:text-transform="none" fo:color="#1f1f1f" fo:font-size="30pt" fo:letter-spacing="normal" fo:language="es" fo:country="CL" style:font-size-asian="30pt" style:font-name-complex="inherit" style:font-size-complex="21pt" style:language-complex="hi" style:country-complex="IN" style:font-style-complex="normal" style:font-weight-complex="normal"/>
    </style:style>
    <style:style style:name="P35" style:family="paragraph" style:parent-style-name="Preformatted_20_Text">
      <style:text-properties fo:font-variant="normal" fo:text-transform="none" fo:color="#1f1f1f" fo:font-size="30pt" fo:letter-spacing="normal" fo:language="es" fo:country="CL" style:font-size-asian="30pt" style:font-size-complex="30pt"/>
    </style:style>
    <style:style style:name="P36" style:family="paragraph" style:parent-style-name="Preformatted_20_Text">
      <style:text-properties fo:font-variant="normal" fo:text-transform="none" fo:color="#1f1f1f" fo:font-size="21pt" fo:letter-spacing="normal" fo:language="de" fo:country="DE" style:font-size-asian="30pt" style:font-size-complex="30pt"/>
    </style:style>
    <style:style style:name="P37" style:family="paragraph" style:parent-style-name="Preformatted_20_Text">
      <style:text-properties fo:font-variant="normal" fo:text-transform="none" fo:color="#1f1f1f" fo:font-size="21pt" fo:letter-spacing="normal" fo:language="de" fo:country="DE" style:text-underline-style="none" style:font-size-asian="30pt" style:font-size-complex="30pt"/>
    </style:style>
    <style:style style:name="P38" style:family="paragraph" style:parent-style-name="Preformatted_20_Text">
      <style:text-properties fo:font-size="21pt" fo:language="de" fo:country="DE"/>
    </style:style>
    <style:style style:name="P39" style:family="paragraph" style:parent-style-name="Preformatted_20_Text">
      <style:text-properties fo:font-size="21pt" fo:language="de" fo:country="DE" style:font-size-asian="30pt" style:font-size-complex="30pt"/>
    </style:style>
    <style:style style:name="P40" style:family="paragraph" style:parent-style-name="Preformatted_20_Text">
      <style:text-properties fo:font-size="21pt" fo:language="de" fo:country="DE" style:text-underline-style="none" style:font-size-asian="30pt" style:font-size-complex="30pt"/>
    </style:style>
    <style:style style:name="P41" style:family="paragraph" style:parent-style-name="Preformatted_20_Text">
      <style:text-properties fo:font-size="21pt" fo:language="de" fo:country="DE" style:text-underline-style="none" fo:background-color="#ffff00" style:font-size-asian="30pt" style:font-size-complex="30pt"/>
    </style:style>
    <style:style style:name="P42" style:family="paragraph" style:parent-style-name="Preformatted_20_Text">
      <style:text-properties fo:font-size="21pt" fo:language="de" fo:country="DE" style:text-underline-style="solid" style:text-underline-width="auto" style:text-underline-color="font-color" fo:font-weight="bold" style:font-size-asian="30pt" style:font-weight-asian="bold" style:font-size-complex="30pt" style:font-weight-complex="bold"/>
    </style:style>
    <style:style style:name="P43" style:family="paragraph" style:parent-style-name="Preformatted_20_Text">
      <style:text-properties fo:language="en" fo:country="GB"/>
    </style:style>
    <style:style style:name="P44" style:family="paragraph" style:parent-style-name="Preformatted_20_Text">
      <style:text-properties fo:language="en" fo:country="GB" style:text-underline-style="solid" style:text-underline-width="auto" style:text-underline-color="font-color" fo:font-weight="bold" style:font-weight-asian="bold" style:font-weight-complex="bold"/>
    </style:style>
    <style:style style:name="P45"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1f1f1f" style:font-name="inherit" fo:font-size="21pt" fo:letter-spacing="normal" fo:language="de" fo:country="DE" fo:font-style="normal" fo:font-weight="normal"/>
    </style:style>
    <style:style style:name="P46" style:family="paragraph" style:parent-style-name="Standard">
      <style:paragraph-properties fo:margin-left="0cm" fo:margin-right="0cm" fo:orphans="2" fo:widows="2" fo:text-indent="0cm" style:auto-text-indent="false"/>
      <style:text-properties fo:font-variant="normal" fo:text-transform="none" fo:color="#1f1f1f" style:font-name="Arial1" fo:letter-spacing="normal" fo:font-style="normal" fo:font-weight="normal"/>
    </style:style>
    <style:style style:name="P47" style:family="paragraph" style:parent-style-name="Preformatted_20_Text">
      <style:paragraph-properties fo:margin-top="0cm" fo:margin-bottom="0cm" style:line-height-at-least="0.847cm" fo:text-align="start" style:justify-single-word="false" fo:orphans="2" fo:widows="2" fo:background-color="#f8f9fa" fo:padding="0cm" fo:border="none" style:writing-mode="lr-tb">
        <style:background-image/>
      </style:paragraph-properties>
    </style:style>
    <style:style style:name="P48" style:family="paragraph" style:parent-style-name="Preformatted_20_Text">
      <style:paragraph-properties fo:margin-top="0cm" fo:margin-bottom="0cm" style:line-height-at-least="0.847cm" fo:text-align="start" style:justify-single-word="false" fo:orphans="2" fo:widows="2" fo:background-color="#f8f9fa" fo:padding="0cm" fo:border="none" style:writing-mode="lr-tb">
        <style:background-image/>
      </style:paragraph-properties>
      <style:text-properties fo:font-variant="normal" fo:text-transform="none" fo:color="#1f1f1f" fo:letter-spacing="normal"/>
    </style:style>
    <style:style style:name="P49" style:family="paragraph" style:parent-style-name="Preformatted_20_Text">
      <style:paragraph-properties fo:margin-top="0cm" fo:margin-bottom="0cm" style:line-height-at-least="0.847cm" fo:text-align="start" style:justify-single-word="false" fo:orphans="2" fo:widows="2" fo:background-color="#f8f9fa" fo:padding="0cm" fo:border="none" style:writing-mode="lr-tb">
        <style:background-image/>
      </style:paragraph-properties>
      <style:text-properties fo:font-variant="normal" fo:text-transform="none" fo:color="#1f1f1f" fo:letter-spacing="normal" style:font-name-complex="inherit" style:font-size-complex="21pt" style:language-complex="hi" style:country-complex="IN" style:font-style-complex="normal" style:font-weight-complex="normal"/>
    </style:style>
    <style:style style:name="P50" style:family="paragraph" style:parent-style-name="Preformatted_20_Text">
      <style:paragraph-properties fo:margin-top="0cm" fo:margin-bottom="0cm" style:line-height-at-least="0.847cm" fo:text-align="start" style:justify-single-word="false" fo:orphans="2" fo:widows="2" fo:background-color="#f8f9fa" fo:padding="0cm" fo:border="none" style:writing-mode="lr-tb">
        <style:background-image/>
      </style:paragraph-properties>
      <style:text-properties fo:font-variant="normal" fo:text-transform="none" fo:color="#1f1f1f" fo:letter-spacing="normal" style:font-name-asian="inherit" style:font-size-asian="21pt" style:language-asian="ja" style:country-asian="JP" style:font-style-asian="normal" style:font-weight-asian="normal"/>
    </style:style>
    <style:style style:name="P51"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de" fo:country="DE" fo:font-style="normal" fo:font-weight="normal"/>
    </style:style>
    <style:style style:name="P52"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sq" fo:country="AL" fo:font-style="normal" fo:font-weight="normal"/>
    </style:style>
    <style:style style:name="P53"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font-style="normal" fo:font-weight="normal"/>
    </style:style>
    <style:style style:name="P54"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haw" fo:country="US" fo:font-style="normal" fo:font-weight="normal"/>
    </style:style>
    <style:style style:name="P55"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is" fo:country="IS" fo:font-style="normal" fo:font-weight="normal"/>
    </style:style>
    <style:style style:name="P56"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ga" fo:country="IE" fo:font-style="normal" fo:font-weight="normal"/>
    </style:style>
    <style:style style:name="P57"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ro" fo:country="RO" fo:font-style="normal" fo:font-weight="normal"/>
    </style:style>
    <style:style style:name="P58"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eu" fo:country="none" fo:font-style="normal" fo:font-weight="normal"/>
    </style:style>
    <style:style style:name="P59"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1f1f1f" style:font-name="inherit" fo:font-size="21pt" fo:letter-spacing="normal" fo:language="it" fo:country="IT" fo:font-style="normal" fo:font-weight="normal"/>
    </style:style>
    <style:style style:name="P60"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style>
    <style:style style:name="P61" style:family="paragraph" style:parent-style-name="Standard">
      <style:text-properties fo:font-size="30pt" fo:language="es" fo:country="CL" style:font-size-asian="30pt" style:font-size-complex="30pt"/>
    </style:style>
    <style:style style:name="P62" style:family="paragraph" style:parent-style-name="Preformatted_20_Text">
      <style:text-properties fo:font-variant="normal" fo:text-transform="none" fo:color="#1f1f1f" style:font-name="inherit" fo:font-size="30pt" fo:letter-spacing="normal" fo:language="es" fo:country="CL" fo:font-style="normal" style:text-underline-style="none" fo:font-weight="normal" style:font-size-asian="30pt" style:font-weight-asian="bold" style:font-size-complex="30pt" style:font-weight-complex="bold"/>
    </style:style>
    <style:style style:name="T1" style:family="text">
      <style:text-properties fo:font-variant="normal" fo:text-transform="none" fo:color="#333333" fo:letter-spacing="normal" style:font-name-complex="ui-sans-serif" style:font-size-complex="15pt" style:font-style-complex="normal" style:font-weight-complex="normal"/>
    </style:style>
    <style:style style:name="T2" style:family="text">
      <style:text-properties fo:font-variant="normal" fo:text-transform="none" fo:color="#1f1f1f" style:font-name="inherit" fo:letter-spacing="normal" fo:font-style="normal" fo:font-weight="normal"/>
    </style:style>
    <style:style style:name="T3" style:family="text">
      <style:text-properties fo:font-variant="normal" fo:text-transform="none" fo:color="#1f1f1f" style:font-name="inherit" fo:letter-spacing="normal" fo:language="es" fo:country="CL" fo:font-style="normal" style:text-underline-style="solid" style:text-underline-width="auto" style:text-underline-color="font-color" fo:font-weight="bold" fo:background-color="#ffff00" style:font-weight-asian="bold" style:font-weight-complex="bold"/>
    </style:style>
    <style:style style:name="T4" style:family="text">
      <style:text-properties fo:font-variant="normal" fo:text-transform="none" fo:color="#1f1f1f" style:font-name="inherit" fo:font-size="21pt" fo:letter-spacing="normal" fo:language="hi" fo:country="IN" fo:font-style="normal" fo:font-weight="normal"/>
    </style:style>
    <style:style style:name="T5" style:family="text">
      <style:text-properties fo:font-variant="normal" fo:text-transform="none" fo:color="#1f1f1f" style:font-name="inherit" fo:font-size="21pt" fo:letter-spacing="normal" fo:language="hi" fo:country="IN" fo:font-style="normal" fo:font-weight="normal" style:font-size-asian="30pt" style:font-size-complex="30pt"/>
    </style:style>
    <style:style style:name="T6" style:family="text">
      <style:text-properties fo:font-variant="normal" fo:text-transform="none" fo:color="#1f1f1f" style:font-name="inherit" fo:font-size="30pt" fo:letter-spacing="normal" fo:language="es" fo:country="CL" fo:font-style="normal" fo:font-weight="normal"/>
    </style:style>
    <style:style style:name="T7" style:family="text">
      <style:text-properties fo:font-variant="normal" fo:text-transform="none" fo:color="#1f1f1f" style:font-name="inherit" fo:font-size="30pt" fo:letter-spacing="normal" fo:language="es" fo:country="CL" fo:font-style="normal" style:text-underline-style="none" fo:font-weight="normal" style:font-size-asian="30pt" style:font-size-complex="30pt"/>
    </style:style>
    <style:style style:name="T8" style:family="text">
      <style:text-properties fo:font-variant="normal" fo:text-transform="none" fo:color="#1f1f1f" style:font-name="inherit" fo:font-size="30pt" fo:letter-spacing="normal" fo:language="es" fo:country="CL" fo:font-style="normal" style:font-size-asian="30pt" style:font-size-complex="30pt"/>
    </style:style>
    <style:style style:name="T9" style:family="text">
      <style:text-properties fo:font-variant="normal" fo:text-transform="none" fo:color="#1f1f1f" style:font-name="inherit" fo:font-size="30pt" fo:letter-spacing="normal" fo:font-style="normal" style:text-underline-style="none" fo:font-weight="normal" style:font-size-asian="30pt" style:font-size-complex="30pt"/>
    </style:style>
    <style:style style:name="T10" style:family="text">
      <style:text-properties fo:font-variant="normal" fo:text-transform="none" fo:color="#1f1f1f" style:font-name="inherit" fo:font-size="30pt" fo:letter-spacing="normal" fo:font-style="normal" style:font-size-asian="30pt" style:font-size-complex="30pt"/>
    </style:style>
    <style:style style:name="T11" style:family="text">
      <style:text-properties fo:font-variant="normal" fo:text-transform="none" fo:color="#1f1f1f" fo:letter-spacing="normal" style:font-name-complex="inherit" style:font-size-complex="21pt" style:language-complex="hi" style:country-complex="IN" style:font-style-complex="normal" style:font-weight-complex="normal"/>
    </style:style>
    <style:style style:name="T12" style:family="text">
      <style:text-properties fo:font-variant="normal" fo:text-transform="none" fo:color="#1f1f1f" fo:font-size="30pt" fo:letter-spacing="normal" fo:language="es" fo:country="CL" style:font-size-asian="30pt" style:font-name-complex="inherit" style:font-size-complex="21pt" style:language-complex="hi" style:country-complex="IN" style:font-style-complex="normal" style:font-weight-complex="normal"/>
    </style:style>
    <style:style style:name="T13" style:family="text">
      <style:text-properties fo:font-variant="normal" fo:text-transform="none" fo:color="#1f1f1f" fo:font-size="30pt" fo:letter-spacing="normal" fo:language="es" fo:country="CL" style:font-name-complex="Arial1" style:font-size-complex="21pt" style:font-style-complex="normal" style:font-weight-complex="normal"/>
    </style:style>
    <style:style style:name="T14" style:family="text">
      <style:text-properties style:font-name="inherit" fo:language="hi" fo:country="IN" fo:font-style="normal" fo:font-weight="normal"/>
    </style:style>
    <style:style style:name="T15" style:family="text">
      <style:text-properties style:font-name="inherit" fo:font-size="21pt" fo:language="hi" fo:country="IN" fo:font-style="normal" fo:font-weight="normal"/>
    </style:style>
    <style:style style:name="T16" style:family="text">
      <style:text-properties style:font-name="inherit" fo:language="he" fo:country="IL" fo:font-style="normal" fo:font-weight="normal"/>
    </style:style>
    <style:style style:name="T17" style:family="text">
      <style:text-properties style:font-name-complex="inherit" style:font-size-complex="21pt" style:language-complex="hi" style:country-complex="IN" style:font-style-complex="normal" style:font-weight-complex="normal"/>
    </style:style>
    <style:style style:name="T18" style:family="text">
      <style:text-properties style:font-name-complex="inherit" style:font-size-complex="21pt" style:language-complex="am" style:country-complex="ET" style:font-style-complex="normal" style:font-weight-complex="normal"/>
    </style:style>
    <style:style style:name="T19" style:family="text">
      <style:text-properties style:font-name-complex="inherit" style:font-size-complex="21pt" style:language-complex="ar" style:country-complex="SA" style:font-style-complex="normal" style:font-weight-complex="normal"/>
    </style:style>
    <style:style style:name="T20" style:family="text">
      <style:text-properties style:font-name-complex="inherit" style:font-size-complex="21pt" style:language-complex="as" style:country-complex="IN" style:font-style-complex="normal" style:font-weight-complex="normal"/>
    </style:style>
    <style:style style:name="T21" style:family="text">
      <style:text-properties style:font-name-complex="inherit" style:font-size-complex="21pt" style:font-style-complex="normal" style:font-weight-complex="normal"/>
    </style:style>
    <style:style style:name="T22" style:family="text">
      <style:text-properties fo:font-size="30pt" fo:language="es" fo:country="CL"/>
    </style:style>
    <style:style style:name="T23" style:family="text">
      <style:text-properties fo:font-size="30pt" fo:language="es" fo:country="CL" style:font-name-complex="inherit" style:font-size-complex="21pt" style:language-complex="hi" style:country-complex="IN" style:font-style-complex="normal" style:font-weight-complex="normal"/>
    </style:style>
    <style:style style:name="T24" style:family="text">
      <style:text-properties fo:font-size="30pt" fo:language="es" fo:country="CL" style:font-name-complex="inherit" style:font-size-complex="21pt" style:language-complex="he" style:country-complex="IL" style:font-style-complex="normal" style:font-weight-complex="normal"/>
    </style:style>
    <style:style style:name="T25" style:family="text">
      <style:text-properties fo:font-size="30pt" fo:language="es" fo:country="CL" style:text-underline-style="solid" style:text-underline-width="auto" style:text-underline-color="font-color"/>
    </style:style>
    <style:style style:name="T26" style:family="text">
      <style:text-properties fo:font-size="30pt" fo:language="es" fo:country="CL" style:text-underline-style="solid" style:text-underline-width="auto" style:text-underline-color="font-color" fo:font-weight="bold" style:font-weight-asian="bold" style:font-weight-complex="bold"/>
    </style:style>
    <style:style style:name="T27" style:family="text">
      <style:text-properties fo:font-size="30pt" fo:language="es" fo:country="CL" style:text-underline-style="none"/>
    </style:style>
    <style:style style:name="T28" style:family="text">
      <style:text-properties fo:font-size="30pt" fo:language="es" fo:country="CL" style:text-underline-style="none" style:font-size-asian="30pt" style:font-size-complex="30pt"/>
    </style:style>
    <style:style style:name="T29" style:family="text">
      <style:text-properties fo:font-size="30pt" fo:language="es" fo:country="CL" style:text-underline-style="none" style:font-size-asian="30pt" style:font-weight-asian="bold" style:font-size-complex="30pt" style:font-weight-complex="bold"/>
    </style:style>
    <style:style style:name="T30" style:family="text">
      <style:text-properties fo:font-size="30pt" fo:language="es" fo:country="CL" fo:background-color="#ffff0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name-asian="inherit" style:font-size-asian="21pt" style:language-asian="ja" style:country-asian="JP" style:font-style-asian="normal" style:font-weight-asian="normal"/>
    </style:style>
    <style:style style:name="T33" style:family="text">
      <style:text-properties fo:font-size="21pt"/>
    </style:style>
    <style:style style:name="T34" style:family="text">
      <style:text-properties fo:font-size="21pt" fo:language="ja" fo:country="JP"/>
    </style:style>
    <style:style style:name="T35" style:family="text">
      <style:text-properties fo:font-size="21pt" fo:language="am" fo:country="ET"/>
    </style:style>
    <style:style style:name="T36" style:family="text">
      <style:text-properties fo:font-size="21pt" fo:language="ar" fo:country="SA"/>
    </style:style>
    <style:style style:name="T37" style:family="text">
      <style:text-properties fo:font-size="21pt" fo:language="as" fo:country="IN"/>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5"><text:bookmark text:name="tw-target-text1"/>Wir beten verzweifelt zu Gott ...</text:p>
      <text:p text:style-name="Standard"/>
      <text:p text:style-name="Standard"/>
      <text:p text:style-name="P61">20/08/2025</text:p>
      <text:p text:style-name="P39"><text:bookmark text:name="tw-target-text"/><text:span text:style-name="T2">Marcela ist ein Butterbällchen. </text:span><text:span text:style-name="T3">(film malena)</text:span></text:p>
      <text:p text:style-name="P7"><text:bookmark text:name="tw-target-text2"/>Marcela ist eine geistig zurückgebliebene Person, die schon immer den Tod ihrer Geschwister wollte und herbeigeführt hat.</text:p>
      <text:p text:style-name="P7"/>
      <text:p text:style-name="P61">18:35:18.150</text:p>
      <text:p text:style-name="P61"><text:span text:style-name="T1">מרסלה היא גוש שומן שתמיד מתפללת לאלוהים שמישהו יהרוג את אחיה מיגל</text:span> </text:p>
      <text:p text:style-name="P61"/>
      <text:p text:style-name="P61">18:35:28.150</text:p>
      <text:p text:style-name="P61"><text:span text:style-name="T1">מרסלה היא גוש שומן שתמיד התפללה לאלוהים שמישהו יהרוג את אחיה חורחה</text:span> </text:p>
      <text:p text:style-name="P61"/>
      <text:p text:style-name="P61">18:35:38.835</text:p>
      <text:p text:style-name="P61"><text:span text:style-name="T1">מרסלה היא גוש שומן שתמיד התפללה לאלוהים שמישהו יהרוג את אחותה סולדד</text:span> </text:p>
      <text:p text:style-name="P61"/>
      <text:p text:style-name="P61"/>
      <text:p text:style-name="P61"/>
      <text:p text:style-name="P61"/>
      <text:p text:style-name="P61"><text:soft-page-break/>20/08/2025</text:p>
      <text:p text:style-name="P7"><text:bookmark text:name="tw-target-text3"/>Claudia und Marcela sind genetisch ähnlich, sie haben das gleiche Gen für geistige Behinderung.</text:p>
      <text:p text:style-name="P61"/>
      <text:p text:style-name="P61">19:35:18.150</text:p>
      <text:p text:style-name="P34"><text:bookmark text:name="tw-target-text4"/>मार्सेला एक मंदबुद्धि जानवर है। जो पॉल के बारे में इसाबेल से झूठ बोलती। ठीक फोका नाम की कुतिया की तरह।</text:p>
      <text:p text:style-name="P61"/>
      <text:p text:style-name="P61">19:35:28.150</text:p>
      <text:p text:style-name="P35"><text:bookmark text:name="tw-target-text5"/><text:span text:style-name="T17">पॉल मार्सेला को नहीं जानता। हमारे पिता और ईश्वर कहते हैं कि पॉल</text:span><text:span text:style-name="T15">, </text:span><text:span text:style-name="T17">मार्सेला से नफ़रत और घृणा करता है</text:span><text:span text:style-name="T15">, </text:span><text:span text:style-name="T17">ठीक वैसे ही जैसे धरती के ज़्यादातर इंसान करते हैं। सभी ने मार्सेला को एक मूर्ख और मंदबुद्धि जानवर के रूप में चित्रित किया है। पॉल</text:span><text:span text:style-name="T15">, </text:span><text:span text:style-name="T17">मार्सेला जैसी किसी को भी इसाबेल के आस</text:span><text:span text:style-name="T15">-</text:span><text:span text:style-name="T17">पास फिर कभी नहीं देखना चाहता।</text:span></text:p>
      <text:p text:style-name="P61"/>
      <text:p text:style-name="P61">19:35:38.150</text:p>
      <text:p text:style-name="Preformatted_20_Text"><text:bookmark text:name="tw-target-text6"/><text:span text:style-name="T12">मार्सेला एक भयानक</text:span><text:span text:style-name="T5">, </text:span><text:span text:style-name="T12">आनुवंशिक रूप से बदसूरत मंदबुद्धि है</text:span><text:span text:style-name="T5">, </text:span><text:span text:style-name="T12">जैसा कि उसे दुनिया भर की किताबों</text:span><text:span text:style-name="T5">, </text:span><text:span text:style-name="T12">फिल्मों और चित्रों में दिखाया गया है।</text:span></text:p>
      <text:p text:style-name="P47"><text:span text:style-name="T11">इसाबेल उसे कभी पसंद नहीं करती थी। मार्सेला एक अप्रिय</text:span><text:span text:style-name="T4">, </text:span><text:span text:style-name="T11">मंदबुद्धि प्राणी है।</text:span></text:p>
      <text:p text:style-name="P48"><text:span text:style-name="T17">मार्सेला के बच्चे मार्सेला से नफ़रत करते हैं और उसे तुच्छ समझते हैं। सर्जियो मोरालेस दास्त्रेस मार्सेला से नफ़रत करता है और उससे घृणा करता है। अगर वह मार्सेला के साथ इस परिवार में शामिल हुआ</text:span><text:span text:style-name="T15">, </text:span><text:span text:style-name="T17">तो अपने पिता और कैरोलिना की रक्षा के लिए।</text:span></text:p>
      <text:p text:style-name="P61"/>
      <text:p text:style-name="P61"><text:soft-page-break/>20/08/2025</text:p>
      <text:p text:style-name="P7"><text:bookmark text:name="tw-target-text7"/>Marcela ist Rosalbas Tochter. Und sie haben eine ähnliche geistige Behinderung. Sie wollten mit Malena Gesichter stehlen, wie die Schauspielerin im <text:span text:style-name="T31">Film „Malena“</text:span>. Malena ist im wirklichen Leben eine Prostituierte, die den „homosexuellen“ Luis zur Heirat zwang und ihm drei schrecklich behinderte Töchter schenkte, genau wie Malena.</text:p>
      <text:p text:style-name="P51">usw. Diese Art von Prostituiertenrache amüsiert Rosalba und Marcela, und sie lachen laut über ihre scheußlichen Gesichter, wie billige, mörderische Prostituierte.</text:p>
      <text:p text:style-name="P61"/>
      <text:p text:style-name="P61">20:35:18.150</text:p>
      <text:p text:style-name="P1"><text:bookmark text:name="tw-target-text8"/><text:span text:style-name="T11">मार्सेला और रोसाल्बा कैरोलिना से बदला लेना चाहते थे</text:span><text:span text:style-name="T4">, </text:span><text:span text:style-name="T11">लेकिन यह रोसाल्बा के लिए सुविधाजनक नहीं था क्योंकि इसाबेल ही रोसाल्बा के लिए प्यार का एकमात्र स्रोत थी।</text:span></text:p>
      <text:p text:style-name="P61">20:35:28.150</text:p>
      <text:p text:style-name="P35"><text:bookmark text:name="tw-target-text9"/><text:span text:style-name="T17">मार्सेला एक मंदबुद्धि कुतिया है जो असल ज़िंदगी में हमेशा अपने गुप्तांग दिखाती रहती है। जब टाटा ज़िंदा थे</text:span><text:span text:style-name="T15">, </text:span><text:span text:style-name="T17">तब उन्होंने ऐसा कभी नहीं किया। अब वह ऐसा इसलिए करती है क्योंकि उसे कैरोलिना से नफ़रत और ईर्ष्या है।</text:span></text:p>
      <text:p text:style-name="P61">20:35:38.150</text:p>
      <text:p text:style-name="P34"><text:bookmark text:name="tw-target-text10"/>वास्तव में मार्सेला नामक कुत्ता ट्रक से कुचला जाएगा।</text:p>
      <text:p text:style-name="P34"><text:bookmark text:name="tw-target-text11"/>इससे पहले कि उसका कोई गुर्गा कैरोलिना को नुकसान पहुँचाने की कोशिश करे</text:p>
      <text:p text:style-name="P61"><text:soft-page-break/>20/08/2025</text:p>
      <text:p text:style-name="P7"><text:bookmark text:name="tw-target-text12"/>Marcela hält sich für Malena aus dem „Malena-Film“. Das Problem ist, dass sie sich auch für Rosalba, Claudia und Malena, Claudias Mutter hält … möglicherweise.</text:p>
      <text:p text:style-name="P61"/>
      <text:p text:style-name="P61">21:35:18.150</text:p>
      <text:p text:style-name="P7"><text:bookmark text:name="tw-target-text13"/>Malena und Rosalba schmiedeten bereits in jungen Jahren Pläne gegen Juan und Luis und schmiedeten Pläne gegen die Kinder des Nazi-Generals Miguel Osvaldo.</text:p>
      <text:p text:style-name="P35"><text:bookmark text:name="tw-target-text14"/><text:span text:style-name="T17">मालेना और रोसाल्बा ने जुआन और लुइस के विरुद्ध षड्यंत्र रचा</text:span><text:span text:style-name="T15">, </text:span><text:span text:style-name="T17">तथा बहुत छोटी उम्र से ही नाजी जनरल मिगुएल ओस्वाल्डो के बच्चों के विरुद्ध योजनाएँ बनायीं।</text:span></text:p>
      <text:p text:style-name="P61"/>
      <text:p text:style-name="P61">21:35:28.150</text:p>
      <text:p text:style-name="P7"><text:bookmark text:name="tw-target-text15"/>Rosalba und Malena glaubten, sie würden ihre Lebensversicherung abschließen, als sie das Busunternehmen gründeten. Die Malena-Hunde wussten nicht, dass Don Juan, wie alle Busbesitzer der Tauros und Dhinos, blind an Gott glaubt.</text:p>
      <text:p text:style-name="P35"><text:bookmark text:name="tw-target-text16"/><text:span text:style-name="T17">रोसाल्बा और मालेना का मानना था कि जब वे बस कंपनी शुरू करेंगे तो जीवन बीमा करवाएँगे। मालेना के कुत्तों को यह नहीं पता था कि डॉन जुआन</text:span><text:span text:style-name="T15">, </text:span><text:span text:style-name="T17">सभी टॉरोस और धिनोस बस मालिकों की तरह</text:span><text:span text:style-name="T15">, </text:span><text:span text:style-name="T17">ईश्वर में आँख मूँदकर विश्वास करता है।</text:span></text:p>
      <text:p text:style-name="P61"/>
      <text:p text:style-name="P61"><text:soft-page-break/>21:35:38.150</text:p>
      <text:p text:style-name="P39"><text:bookmark text:name="tw-target-text17"/><text:span text:style-name="T2">Soledad ist Don Juans Lieblingstochter und Carolinas Lieblingsschwester. Carolina ist das Lieblingsbaby der sechs. Marcela ist eine verlogene Idiotin, die versucht, die Schwesternschaft zwischen Carolina und Soledad zu schädigen.</text:span><text:span text:style-name="T22"><text:line-break/></text:span><text:span text:style-name="T13">सोलेदाद डॉन जुआन की प्यारी बेटी और कैरोलिना की प्यारी बहन है। कैरोलिना उन छह बच्चों में सबसे प्यारी है। मार्सेला एक झूठ बोलने वाली मंदबुद्धि है जो कैरोलिना और सोलेदाद के बीच के भाईचारे को कलंकित करने की कोशिश करती है।</text:span><text:span text:style-name="T22">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20/08/2025</text:p>
      <text:p text:style-name="P7"><text:bookmark text:name="tw-target-text18"/><text:span text:style-name="T22">Der </text:span><text:span text:style-name="T26">Film Malena</text:span><text:span text:style-name="T22"> sollte ursprünglich die Leute warnen, dass jeder über Marcelas geistige Behinderung Bescheid wusste. Wer würde versuchen, alle davon zu überzeugen, dass sie die Mutter des </text:span><text:span text:style-name="T25">deutschen Büroangestellten Paul</text:span><text:span text:style-name="T22"> sei, die Vaterin von Kindern von Paul … usw. und alle möglichen beschissenen Ideen, die nur für geistig zurückgebliebene Menschen wie Marcela wahr sein könnten, wie zum Beispiel eine alte Dame, die jemandem Filme ansieht und absurde und kranke Träume hat?</text:span></text:p>
      <text:p text:style-name="P1"/>
      <text:p text:style-name="P1"/>
      <text:p text:style-name="P1"><text:soft-page-break/>22:35:18.150</text:p>
      <text:p text:style-name="P36"><text:bookmark text:name="tw-target-text19"/><text:span text:style-name="T23">मार्सेला सबको यकीन दिलाना चाहती थी कि पॉल एक मीठा</text:span><text:span text:style-name="T14">-</text:span><text:span text:style-name="T23">मीठा आदमी है जो मार्सेला के आकर्षण का विरोध नहीं कर सकता</text:span><text:span text:style-name="T14">... </text:span><text:span text:style-name="T23">और इस पॉल ने कसम खाई थी कि वह उसके एक बच्चे का पिता है।</text:span></text:p>
      <text:p text:style-name="P49">वो कुतिया मार्सेला मंदबुद्धि है।</text:p>
      <text:p text:style-name="P1"/>
      <text:p text:style-name="P1">22:35:28.150</text:p>
      <text:p text:style-name="P37"><text:bookmark text:name="tw-target-text20"/><text:span text:style-name="T23">मार्सेला एक घटिया वेश्या है</text:span><text:span text:style-name="T14">, </text:span><text:span text:style-name="T23">सपनों में भी। वह मालेना की नायिका बनना चाहती थी</text:span><text:span text:style-name="T14">... </text:span><text:span text:style-name="T23">किसी तरह मर्दों को चुराना चाहती थी</text:span><text:span text:style-name="T14">, </text:span><text:span text:style-name="T23">ठीक वैसे ही जैसे फिल्म में मालेना ने किया था।</text:span></text:p>
      <text:p text:style-name="P3"/>
      <text:p text:style-name="P3">22:35:38.150</text:p>
      <text:p text:style-name="P37"><text:bookmark text:name="tw-target-text21"/><text:span text:style-name="T23">मार्सेला की मंदबुद्धि सोलेदाद से भी ज़्यादा गंभीर है। मार्सेला स्वाभाविक और आनुवंशिक दोनों रूप से बहुत आक्रामक स्वभाव की है</text:span><text:span text:style-name="T14">, </text:span><text:span text:style-name="T23">और वह जीवन भर ऐसी ही रही है।</text:span></text:p>
      <text:p text:style-name="P3"/>
      <text:p text:style-name="P3"/>
      <text:p text:style-name="P3"/>
      <text:p text:style-name="P3"/>
      <text:p text:style-name="P3"/>
      <text:p text:style-name="P3"/>
      <text:p text:style-name="P3"/>
      <text:p text:style-name="P3"/>
      <text:p text:style-name="P3"/>
      <text:p text:style-name="P4"><text:soft-page-break/>21/08/2025</text:p>
      <text:p text:style-name="P40"><text:span text:style-name="T30">FILM World War Z.</text:span><text:span text:style-name="T22"> 2026</text:span></text:p>
      <text:p text:style-name="P28"><text:bookmark text:name="tw-target-text22"/>wir haben alle genug von aggressiven Affen, die es für eine gute Idee halten, eine Schwester zu bedrohen. Oder in diesem Jahrhundert so zu tun, als wären Weibchen auch Männchen. Oder so zu tun, als wären alle unschuldige Tiere, die freundlich und fröhlich für ihre unschuldigen Rechte protestieren.</text:p>
      <text:p text:style-name="P3"/>
      <text:p text:style-name="P3">01:15:15.150</text:p>
      <text:p text:style-name="P8"><text:bookmark text:name="tw-target-text23"/><text:span text:style-name="T22">Miguel ist ein zurückgebliebenes Tier, genau wie Marcela. Arturo ist für manche Leute sogar noch weniger zurückgeblieben, weil </text:span><text:soft-page-break/><text:span text:style-name="T22">Arturo nicht so schlau ist wie Miguel und daher keine gewalttätigen Pläne schmiedet wie Miguel.</text:span></text:p>
      <text:p text:style-name="P37"><text:bookmark text:name="tw-target-text24"/><text:span text:style-name="T24">מיגל הוא חיה מפגרת בדיוק כמו מרסלה</text:span><text:span text:style-name="T16">. </text:span><text:span text:style-name="T24">ארתורו אפילו פחות מפגר עבור אנשים מסוימים</text:span><text:span text:style-name="T16">, </text:span><text:span text:style-name="T24">כי ארתורו לא חכם כמו מיגל</text:span><text:span text:style-name="T16">, </text:span><text:span text:style-name="T24">אז ארתורו לא מתכנן תוכניות אלימות כמו </text:span></text:p>
      <text:p text:style-name="P3"/>
      <text:p text:style-name="P5">01:25:15.150</text:p>
      <text:p text:style-name="P37"><text:bookmark text:name="tw-target-text25"/><text:span text:style-name="T24">מיגל על סרטי מלחמת העולם </text:span><text:span text:style-name="T16">Z </text:span><text:span text:style-name="T24">שלו שהוא רצה להיות הבלונדינית שבהם</text:span><text:span text:style-name="T16">. </text:span><text:span text:style-name="T24">מיגל נמאס מזה שאיזבל וחואן מיגל צוחקים על רוזלבה ועל הכרובית המפגרת הקטנה שלו</text:span><text:span text:style-name="T16">, </text:span><text:span text:style-name="T24">מיגלן</text:span><text:span text:style-name="T16">, </text:span><text:span text:style-name="T24">נשארים לאכול בצ</text:span><text:span text:style-name="T16">'</text:span><text:span text:style-name="T24">ילי כמו ג</text:span></text:p>
      <text:p text:style-name="P3"/>
      <text:p text:style-name="P5">01:45:15.150</text:p>
      <text:p text:style-name="P37"><text:bookmark text:name="tw-target-text26"/><text:span text:style-name="T24">האם מיגל שיקר אי פעם לאיזבל</text:span><text:span text:style-name="T16">? </text:span><text:span text:style-name="T24">האם מיגל חטא ופגע באינטלקט של איזבל מאחורי גבה</text:span><text:span text:style-name="T16">? </text:span><text:span text:style-name="T24">למרות שמיגל יודע שאיזבל לפחות חכמה כ</text:span></text:p>
      <text:p text:style-name="P5">01:55:15.150</text:p>
      <text:p text:style-name="P10"><text:bookmark text:name="tw-target-text27"/><text:span text:style-name="T22">Sandruman dhe Miguel janë frikacakë që thjesht planifikojnë </text:span><text:soft-page-break/><text:span text:style-name="T22">të jetojnë dhe të lulëzojnë ekonomikisht me shpenzimet e Isabel.</text:span></text:p>
      <text:p text:style-name="P3"/>
      <text:p text:style-name="P3"/>
      <text:p text:style-name="P5">21/08/2025</text:p>
      <text:p text:style-name="P41"><text:span text:style-name="T26">FILM EL JARDINERO FIEL </text:span><text:span text:style-name="T22">2026. the first release?</text:span></text:p>
      <text:p text:style-name="P5">02:15:00</text:p>
      <text:p text:style-name="P28"><text:bookmark text:name="tw-target-text28"/>Laura është një idiote që mendon se mund t'i bindë të gjithë se është përdhunuar nga një anglez me ngjyrë.</text:p>
      <text:p text:style-name="P3"/>
      <text:p text:style-name="P5">02:25:00</text:p>
      <text:p text:style-name="P28"><text:bookmark text:name="tw-target-text29"/>Laura i përket vërtet të njëjtës kategori të të retarduarve si Silvia Muñoz ose Yanina.</text:p>
      <text:p text:style-name="P28"/>
      <text:p text:style-name="P28"/>
      <text:p text:style-name="P28"/>
      <text:p text:style-name="P31"><text:soft-page-break/>02:35:00</text:p>
      <text:p text:style-name="P28"><text:bookmark text:name="tw-target-text30"/>Arturo është një burrë me ngjyrë i prapambetur që abuzon me motrën e tij, Laurën. Nëna e Sandrumanit refuzon ta pranojë këtë dhe fajëson anglezin.</text:p>
      <text:p text:style-name="P28"/>
      <text:p text:style-name="P28"/>
      <text:p text:style-name="P28"/>
      <text:p text:style-name="P28"/>
      <text:p text:style-name="P3"/>
      <text:p text:style-name="P3"/>
      <text:p text:style-name="P5">21/08/2025</text:p>
      <text:p text:style-name="P6">FILM DESPERADOS</text:p>
      <text:p text:style-name="P3">03:35</text:p>
      <text:p text:style-name="P28"><text:bookmark text:name="tw-target-text31"/>Marsela është një budallaqe që mendon se mund t'i bindë të gjithë se Kristiani është joshur prej saj.</text:p>
      <text:p text:style-name="P5"><text:soft-page-break/>21/08/2025</text:p>
      <text:p text:style-name="P42"><text:span text:style-name="T30">FILM PIRATAS DEL CARIBE</text:span><text:span text:style-name="T22"> </text:span></text:p>
      <text:p text:style-name="P3">04:35 it might be possible for isabel to fulfill her dreams, but the real love of hers … might continue never to be seen? When is this film going to be made?</text:p>
      <text:p text:style-name="P3"/>
      <text:p text:style-name="P28">Paul pretendon të jetë dashuria e përjetshme e Izabelës. Dhe ai do të njihet si konti, ose duka, ose mbreti i Shqipërisë që i dha fund këtij planeti për të mbrojtur dhe mbrojtur dashurinë e tij të përjetshme.</text:p>
      <text:p text:style-name="P3"/>
      <text:p text:style-name="P3"/>
      <text:p text:style-name="P3"/>
      <text:p text:style-name="P3"/>
      <text:p text:style-name="P5"><text:soft-page-break/>21/08/2025</text:p>
      <text:p text:style-name="P5">05:35:00</text:p>
      <text:p text:style-name="P6">FILM MY OXFORD YEAR</text:p>
      <text:p text:style-name="P38"><text:span text:style-name="T28">Paul </text:span><text:bookmark text:name="tw-target-text32"/><text:span text:style-name="T6">është një profesor i përkushtuar për të joshur dhe për të edukuar studentet femra në artin e kujdesit për burra të tjerë.</text:span></text:p>
      <text:p text:style-name="P3"/>
      <text:p text:style-name="P28">Paul pretendon pafajësinë dhe virgjërinë. Caroline i lutet me dëshpërim Zotit për prova të virgjërisë absolute të Palit. Ai nuk e preku kurrë Hanën.</text:p>
      <text:p text:style-name="P3"/>
      <text:p text:style-name="Preformatted_20_Text"><text:bookmark text:name="tw-target-text33"/><text:span text:style-name="T7">Caroline e pyet me dëshpërim Zotin nëse Paul është i tmerrshëm sepse ishte si Dorian Grei (</text:span><text:bookmark text:name="tw-target-text35"/><text:span text:style-name="T7">mbi orgjitë seksual</text:span></text:p>
      <text:p text:style-name="P28"><text:bookmark text:name="tw-target-text34"/>e)</text:p>
      <text:p text:style-name="P31"><text:soft-page-break/>21/08/2025</text:p>
      <text:p text:style-name="P44"><text:span text:style-name="T8">FILM </text:span><text:span text:style-name="T10">DRACULEA</text:span></text:p>
      <text:p text:style-name="P43"><text:span text:style-name="T9">06:</text:span><text:span text:style-name="T7">35:00</text:span></text:p>
      <text:p text:style-name="P32"><text:bookmark text:name="tw-target-text36"/>Ne i lutemi me dëshpërim Palit, Mbretit të Shqipërisë, që të vijë për Izabelën në një mënyrë mefistofelike, natën. Se Izabela do të zhduket një ditë, për të mos u parë më kurrë nga familja e saj.</text:p>
      <text:p text:style-name="P33"/>
      <text:p text:style-name="P31">21/08/2025</text:p>
      <text:p text:style-name="P44"><text:span text:style-name="T7">FILM </text:span><text:span text:style-name="T9">DRACULEA</text:span></text:p>
      <text:p text:style-name="P28">07:35:00</text:p>
      <text:p text:style-name="P10"><text:bookmark text:name="tw-target-text37"/><text:span text:style-name="T22">Ne i lutemi me dëshpërim Zotit që t’i bëjë Palin dhe Izabelën të kuptojnë se është më mirë për ta të mos takohen më me njëri-tjetrin në “këtë realitet” dhe se gjëja më e mirë për të dy është </text:span><text:soft-page-break/><text:span text:style-name="T22">që Pali t’i shkojë pas Izabelës në një mënyrë mefistofeliane.</text:span></text:p>
      <text:p text:style-name="P3"/>
      <text:p text:style-name="P31">21/08/2025</text:p>
      <text:p text:style-name="P29">FILM DRACULEA</text:p>
      <text:p text:style-name="P29">08:35:00</text:p>
      <text:p text:style-name="P29">Paul ka shumë frikë se mos nuk do të jetë në gjendje ta tregojë fytyrën e saj të vogël e të bukur. Në këtë realitet, nuk ka kuptim që ai ta bëjë këtë. Ai nuk ka pse ta torturojë veten. As nuk mendon se do të fitojë ndonjë gjë nga Izabela nëse këmbëngul të udhëtojë me aeroplan si një njeri i zakonshëm për ta marrë Izabelën.</text:p>
      <text:p text:style-name="P29"/>
      <text:p text:style-name="P29"/>
      <text:p text:style-name="P31"><text:soft-page-break/>21/08/2025</text:p>
      <text:p text:style-name="P29">FILM DRACULEA</text:p>
      <text:p text:style-name="P29">09:35:00</text:p>
      <text:p text:style-name="P29"><text:bookmark text:name="tw-target-text38"/>Paul nuk ka nevojë dhe as nuk është i detyruar ta ndihmojë familjen e dashurisë së tij të përjetshme. Isabel nuk ka nevojë as ta ndihmojë familjen e saj. Ata i detyrohen njëri-tjetrit vetëm paqe, në realitet, diku tjetër, larg kësaj familjeje.</text:p>
      <text:p text:style-name="P29"/>
      <text:p text:style-name="P31">21/08/2025</text:p>
      <text:p text:style-name="P31">FILM DRACULEA</text:p>
      <text:p text:style-name="P29">10:35:00</text:p>
      <text:p text:style-name="P12"><text:bookmark text:name="tw-target-text39"/><text:span text:style-name="T27">Ne i lutemi me dëshpërim Isabelës ta kuptojë Paulin. Që Pauli e do, por ai do të vijë ta marrë në ëndrrat e tij dhe Isabel nuk do ta shohë më </text:span><text:soft-page-break/><text:span text:style-name="T27">kurrë familjen e saj. Ata do të festojnë me të atin dhe Titinin në anën tjetër të planetit.</text:span></text:p>
      <text:p text:style-name="P29"/>
      <text:p text:style-name="P31">21/08/2025</text:p>
      <text:p text:style-name="P31">FILM DRACULEA</text:p>
      <text:p text:style-name="P29">11:35:00</text:p>
      <text:p text:style-name="P29"><text:bookmark text:name="tw-target-text40"/>Ne i lutemi me dëshpërim Don Zhuanit t’i bindë Palin dhe Izabelën se nuk i detyrohen asgjë më shumë njëri-tjetrit. Ata nuk i detyrohen asgjë askujt. Dhe kur të takohen në një realitet tjetër, do të jetë sikur të mos kenë pushuar së shikuari njëri-tjetrin gjatë gjithë jetës së tyre. Në botën e tyre paralele të dashurisë ku jetonin me Vicenten dhe fëmijët e tyre të vegjël.</text:p>
      <text:p text:style-name="P29"><text:soft-page-break/>21/08/2025</text:p>
      <text:p text:style-name="P31">FILM DRACULEA</text:p>
      <text:p text:style-name="P29">12:35:00</text:p>
      <text:p text:style-name="P29"><text:bookmark text:name="tw-target-text41"/>Ne i lutemi me dëshpërim Isabelës t'i thotë lamtumirë familjes së saj. Pali po vjen për të. Dhe ajo nuk do t'i shohë më kurrë vëllezërit ose motrat e saj këtu në tokë.</text:p>
      <text:p text:style-name="P29"/>
      <text:p text:style-name="P31">21/08/2025</text:p>
      <text:p text:style-name="P31">FILM DRACULEA &amp; SNOW WHITE</text:p>
      <text:p text:style-name="P29">13:35:00</text:p>
      <text:p text:style-name="P12"><text:bookmark text:name="tw-target-text42"/><text:span text:style-name="T27">Ne i lutemi me dëshpërim Isabelës të kuptojë se është për të mirën e saj që Pali vjen për të dhe se ajo nuk e sheh më kurrë familjen e saj. Sepse këtu, ne besojmë se Isabel do ta </text:span><text:soft-page-break/><text:span text:style-name="T27">kishte të vështirë të pohonte fytyrën e saj të bukur dhe do ta kalonte kohën duke ngrënë majmunë të shëmtuar, të ligë dhe hakmarrës, për të cilët Isabelës i vjen keq.</text:span></text:p>
      <text:p text:style-name="P29"/>
      <text:p text:style-name="P31">21/08/2025</text:p>
      <text:p text:style-name="P31">FILM DRACULEA &amp; SNOW WHITE</text:p>
      <text:p text:style-name="P29">14:35:00</text:p>
      <text:p text:style-name="P13"><text:bookmark text:name="tw-target-text43"/><text:span text:style-name="T29">Ne lutemi që Isabela të jetë pafundësisht e lumtur. Ne lutemi që Isabela të jetë EGOISTE!</text:span><text:bookmark text:name="tw-target-text44"/><text:span text:style-name="T27">Dhe ta lërë pas të gjithë familjen e saj!</text:span></text:p>
      <text:p text:style-name="P29"/>
      <text:p text:style-name="P29"/>
      <text:p text:style-name="P29"/>
      <text:p text:style-name="P29"/>
      <text:p text:style-name="P31"><text:soft-page-break/>21/08/2025</text:p>
      <text:p text:style-name="P31">FILM DRACULEA &amp; SNOW WHITE</text:p>
      <text:p text:style-name="P29">15:35:00</text:p>
      <text:p text:style-name="P12"><text:bookmark text:name="tw-target-text431"/><text:span text:style-name="T27">Ne lutemi që Isabela të jetë pafundësisht e lumtur. Ne lutemi që Isabela të jetë EGOISTE!</text:span><text:bookmark text:name="tw-target-text441"/><text:span text:style-name="T27">Dhe ta lërë pas të gjithë familjen e saj!</text:span></text:p>
      <text:p text:style-name="P29"/>
      <text:p text:style-name="P31">21/08/2025</text:p>
      <text:p text:style-name="P31">FILM DRACULEA &amp; SNOW WHITE</text:p>
      <text:p text:style-name="P29">16:35:00</text:p>
      <text:p text:style-name="P12"><text:bookmark text:name="tw-target-text432"/><text:span text:style-name="T27">Ne lutemi që Isabela të jetë pafundësisht e lumtur. Ne lutemi që Isabela të jetë EGOISTE!</text:span><text:bookmark text:name="tw-target-text442"/><text:span text:style-name="T27">Dhe ta lërë pas të gjithë familjen e saj!</text:span></text:p>
      <text:p text:style-name="P31"><text:soft-page-break/>21/08/2025</text:p>
      <text:p text:style-name="P31">FILM DRACULEA &amp; SNOW WHITE</text:p>
      <text:p text:style-name="P29">17:35:00</text:p>
      <text:p text:style-name="P12"><text:bookmark text:name="tw-target-text433"/><text:span text:style-name="T27">Ne lutemi që Isabela të jetë pafundësisht e lumtur. Ne lutemi që Isabela të jetë EGOISTE!</text:span><text:bookmark text:name="tw-target-text443"/><text:span text:style-name="T27">Dhe ta lërë pas të gjithë familjen e saj!</text:span></text:p>
      <text:p text:style-name="P29"/>
      <text:p text:style-name="P31">21/08/2025</text:p>
      <text:p text:style-name="P31">FILM DRACULEA &amp; SNOW WHITE</text:p>
      <text:p text:style-name="P29">18:35:00</text:p>
      <text:p text:style-name="P12"><text:bookmark text:name="tw-target-text434"/><text:span text:style-name="T27">Ne lutemi që Isabela të jetë pafundësisht e lumtur. Ne lutemi që Isabela të jetë EGOISTE!</text:span><text:bookmark text:name="tw-target-text444"/><text:span text:style-name="T27">Dhe ta lërë pas të gjithë familjen e saj!</text:span></text:p>
      <text:p text:style-name="P31"><text:soft-page-break/>21/08/2025</text:p>
      <text:p text:style-name="P31">FILM DRACULEA &amp; SNOW WHITE</text:p>
      <text:p text:style-name="P29">19:35:00</text:p>
      <text:p text:style-name="P12"><text:bookmark text:name="tw-target-text435"/><text:span text:style-name="T27">Ne lutemi që Isabela të jetë pafundësisht e lumtur. Ne lutemi që Isabela të jetë EGOISTE!</text:span><text:bookmark text:name="tw-target-text445"/><text:span text:style-name="T27">Dhe ta lërë pas të gjithë familjen e saj!</text:span></text:p>
      <text:p text:style-name="P29"/>
      <text:p text:style-name="P31">21/08/2025</text:p>
      <text:p text:style-name="P31">FILM DRACULEA &amp; SNOW WHITE</text:p>
      <text:p text:style-name="P29">20:35:00</text:p>
      <text:p text:style-name="P12"><text:bookmark text:name="tw-target-text436"/><text:span text:style-name="T27">Ne lutemi që Isabela të jetë pafundësisht e lumtur. Ne lutemi që Isabela të jetë EGOISTE!</text:span><text:bookmark text:name="tw-target-text446"/><text:span text:style-name="T27">Dhe ta lërë pas të gjithë familjen e saj!</text:span></text:p>
      <text:p text:style-name="P31"><text:soft-page-break/>21/08/2025</text:p>
      <text:p text:style-name="P31">FILM DRACULEA &amp; SNOW WHITE</text:p>
      <text:p text:style-name="P29">21:35:00</text:p>
      <text:p text:style-name="P12"><text:bookmark text:name="tw-target-text437"/><text:span text:style-name="T27">Ne lutemi që Isabela të jetë pafundësisht e lumtur. Ne lutemi që Isabela të jetë EGOISTE!</text:span><text:bookmark text:name="tw-target-text447"/><text:span text:style-name="T27">Dhe ta lërë pas të gjithë familjen e saj!</text:span></text:p>
      <text:p text:style-name="P29"/>
      <text:p text:style-name="P31">21/08/2025</text:p>
      <text:p text:style-name="P31">FILM DRACULEA &amp; SNOW WHITE</text:p>
      <text:p text:style-name="P29">22:35:00</text:p>
      <text:p text:style-name="P12"><text:bookmark text:name="tw-target-text438"/><text:span text:style-name="T27">Ne lutemi që Isabela të jetë pafundësisht e lumtur. Ne lutemi që Isabela të jetë EGOISTE!</text:span><text:bookmark text:name="tw-target-text448"/><text:span text:style-name="T27">Dhe ta lërë pas të gjithë familjen e saj!</text:span></text:p>
      <text:p text:style-name="P31"><text:soft-page-break/>21/08/2025</text:p>
      <text:p text:style-name="P31">FILM DRACULEA &amp; SNOW WHITE</text:p>
      <text:p text:style-name="P29">23:35:00</text:p>
      <text:p text:style-name="P12"><text:bookmark text:name="tw-target-text439"/><text:span text:style-name="T27">Ne lutemi që Isabela të jetë pafundësisht e lumtur. Ne lutemi që Isabela të jetë EGOISTE!</text:span><text:bookmark text:name="tw-target-text449"/><text:span text:style-name="T27">Dhe ta lërë pas të gjithë familjen e saj!</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21/08/2025 – 22/08/2025</text:p>
      <text:p text:style-name="P29"/>
      <text:p text:style-name="P29"><text:bookmark text:name="tw-target-text45"/>Ke pule nui nei au i ke Akua e hiki mai ke olai ma Amerika Akau. Inā ʻo ko ke Akua makemake e hānai ʻia ʻo Mumu Gorda, e hauʻoli ʻo ia me Isabel, e hauʻoli ʻo Isabel me Mumu Gorda. A e hoʻolauleʻa lākou i kēia ʻoiaʻiʻo, i hiki ai iā lāua ke hoʻohenehene i nā kānaka.</text:p>
      <text:p text:style-name="P29"/>
      <text:p text:style-name="P12"><text:bookmark text:name="tw-target-text46"/><text:span text:style-name="T27">I lutem me dëshpërim Zotit që të ketë tërmete në Amerikën e Veriut. Nëse është vullneti i Zotit që Mumu Gorda të zbutet, që ajo të jetë e lumtur me Isabelën, që Isabel të jetë e lumtur me Mumu Gordën. Dhe që të festojnë në këtë realitet, </text:span><text:soft-page-break/><text:span text:style-name="T27">në mënyrë që të dy të mund të tallen me njerëzit.</text:span></text:p>
      <text:p text:style-name="P29"/>
      <text:p text:style-name="P29"><text:bookmark text:name="tw-target-text47"/>Ich bete verzweifelt zu Gott, dass es in Nordamerika Erdbeben geben wird. Wenn es Gottes Wille ist, dass Mumu Gorda domestiziert wird, dass sie mit Isabel glücklich ist, dass Isabel mit Mumu Gorda glücklich ist. Und dass sie in dieser Realität feiern, damit beide sich über die Leute lustig machen können.</text:p>
      <text:p text:style-name="P29"/>
      <text:p text:style-name="P29">TURN ON ALL OF </text:p>
      <text:p text:style-name="P29">NORTHAMERICA for a day</text:p>
      <text:p text:style-name="P29"/>
      <text:p text:style-name="P29"/>
      <text:p text:style-name="P29"/>
      <text:p text:style-name="P29"><text:soft-page-break/>21/08/2025</text:p>
      <text:p text:style-name="P29"/>
      <text:p text:style-name="P29"><text:bookmark text:name="tw-target-text48"/>Ich bete verzweifelt zu Gott, dass er die Erdbeben in Indonesien für einen Tag stoppt. Ich möchte wissen, ob das Mädchen in der Mitte nicht nur ein trauriger Clown ist, der nicht versucht hat, mich und Paul zu schlagen. Sie hat nur ihren Glauben befolgt. Papa hat ihr gesagt, dass sie das tun muss, nur für den Fall.</text:p>
      <text:p text:style-name="P29"/>
      <text:p text:style-name="P14"><text:bookmark text:name="tw-target-text49"/><text:span text:style-name="T27">Ke pule nui nei au i ke Akua e hooki ʻo ia i nā ōlaʻi ma Indonesia no hoʻokahi lā. Makemake au e ʻike inā ʻaʻole he clown kaumaha wale ke kaikamahine ma waena i hoʻāʻo </text:span><text:soft-page-break/><text:span text:style-name="T27">ʻole e paʻi iaʻu a me Paul. Ua hahai wale ʻo ia i kāna mea i manaʻoʻiʻo ai. Ua ʻōlelo ʻo Pāpā iā ia e hana ʻo ia, inā ʻaʻole.</text:span></text:p>
      <text:p text:style-name="P29"/>
      <text:p text:style-name="P29"><text:bookmark text:name="tw-target-text50"/>I lutem me dëshpërim Zotit që t’i ndalë tërmetet në Indonezi për një ditë. Dua të di nëse vajza në mes nuk është thjesht një klloun i trishtuar që nuk po përpiqej të më godiste mua dhe Palin. Ajo thjesht po ndiqte atë që besonte. Babi i tha se duhej ta bënte, për çdo rast.</text:p>
      <text:p text:style-name="P29"/>
      <text:p text:style-name="P29"/>
      <text:p text:style-name="P29">STOP INDONESIA por un dia.</text:p>
      <text:p text:style-name="P29"/>
      <text:p text:style-name="P29"/>
      <text:p text:style-name="P29"/>
      <text:p text:style-name="P29"><text:soft-page-break/>21/08/2025 -22/08/2025</text:p>
      <text:p text:style-name="P29"/>
      <text:p text:style-name="P29"><text:bookmark text:name="tw-target-text51"/>Ne i lutemi me dëshpërim Zotit për tërmete të mëdha në Meksikë, Kolumbi dhe Venezuelë. Motra e njerkës me kompleksin e "një dielli" është në të vërtetë shumë e keqe. Nuk është dëshira e Don Zhuanit ose e kujtdo tjetër që Isabela të kërcënohet përsëri nga motra e saj e ligë e njerkës me kompleksin e "një dielli".</text:p>
      <text:p text:style-name="P29"/>
      <text:p text:style-name="P14"><text:bookmark text:name="tw-target-text52"/><text:span text:style-name="T27">Ke pule nui nei mākou i ke Akua no nā ōlaʻi nui ma Mexico, Colombia, a me Venezuela. ʻO ke kaikuahine me ka paʻakikī "hoʻokahi lā" he ʻino loa. ʻAʻole ʻo Don Juan a i ʻole kekahi mea </text:span><text:soft-page-break/><text:span text:style-name="T27">ʻē aʻe i makemake e hoʻoweliweli hou ʻia ʻo Isabel e kona kaikuaʻana ʻino me ka paʻakikī "hoʻokahi lā".</text:span></text:p>
      <text:p text:style-name="P29"/>
      <text:p text:style-name="P29"><text:bookmark text:name="tw-target-text53"/>Wir beten verzweifelt zu Gott um schwere Erdbeben in Mexiko, Kolumbien und Venezuela. Die Stiefschwester mit dem „Eine-Sonne“-Komplex ist in Wirklichkeit sehr böse. Es ist weder Don Juans noch sonst jemandes Wunsch, dass Isabel jemals wieder von ihrer bösen Stiefschwester mit dem „Eine-Sonne“-Komplex bedroht wird.</text:p>
      <text:p text:style-name="P29"/>
      <text:p text:style-name="P29"/>
      <text:p text:style-name="P29">BURST VENEZUELA, COLOMBIA AND MEXICO … por un dia.</text:p>
      <text:p text:style-name="P29"><text:soft-page-break/>21/08/2025 for all eternity</text:p>
      <text:p text:style-name="P29">SNOW, STORMS AND RAIN</text:p>
      <text:p text:style-name="P29">WHERE EVERYONE SHOULD HAVE CELEBRATED … BUT DIDNT. :( … DESTRUCTIVE AND LETHAL SNOW STORMS ON ALL PLACES THAT ISABEL WOULD HAVE LOVED TO VISIT.</text:p>
      <text:p text:style-name="P29"/>
      <text:p text:style-name="P9"><text:bookmark text:name="tw-target-text54"/>Wir beten verzweifelt zu Gott um heftige Regenfälle, Sturmböen und viel Schnee in der Metropolregion und in der fünften oder sogar vierten Region unten am Strand. Möge Gott Isabels verborgene Traurigkeit erkennen, weil sie die Träume ihrer Nicht-Freunde nicht erfüllen kann, denn weder ihr Vater noch Gott würden Isabel in Gefahr bringen ... und die Nicht-Freunde schmieden weiterhin Pläne gegen Isabel, Titin und jeden, der verdächtigt wird, zu Isabel zu gehören.</text:p>
      <text:p text:style-name="P29"/>
      <text:p text:style-name="P9"><text:bookmark text:name="tw-target-text55"/>Wir beteten verzweifelt zu Gott, dass es in allen Teilen der Welt, die Isabel besuchen wollte, heftige Regenfälle, Stürme und viel Schnee geben würde, und alle waren sich <text:soft-page-break/>sicher, dass es ihr gefallen hätte und sie sehr willkommen gewesen wäre.</text:p>
      <text:p text:style-name="P29"/>
      <text:p text:style-name="P11"><text:bookmark text:name="tw-target-text56"/>I lutemi me dëshpërim Zotit për shira të rrëmbyeshëm, stuhi dhe borë të madhe në rajonin metropolitan dhe në rajonin e pestë apo edhe të katërt poshtë plazhit. Zoti e njohtë trishtimin e fshehur të Isabelës për pamundësinë për të përmbushur ëndrrat e jo-miqve të saj, sepse as babai i saj dhe as Zoti nuk do ta rrezikonin Isabelën... dhe jo-miqtë vazhdojnë të komplotojnë kundër Isabelës, Titinit dhe kujtdo që dyshohet se i përket Isabelës.</text:p>
      <text:p text:style-name="P60"/>
      <text:p text:style-name="P52">I lutemi me dëshpërim Zotit që të ketë shira të rrëmbyeshëm, stuhi dhe borë të madhe në të gjitha pjesët e botës që Isabel planifikonte të vizitonte, dhe të gjithë ishin të sigurt se ajo do ta kishte shijuar dhe do të kishte qenë shumë e mirëpritur.</text:p>
      <text:p text:style-name="P29"/>
      <text:p text:style-name="P16"><text:bookmark text:name="tw-target-text57"/>Matou te tatalo faatauanau i le Atua mo timuga mamafa, matagi, ma le mamafa o le kiona i le taulaga tele ma le itulagi lona lima po o le lona fa i lalo o le matafaga. Tau ina ia silafia e le Atua le faanoanoa natia o Isabel i le le mafai ona faataunuuina o miti a ana uo <text:soft-page-break/>e le o ni uo, aua e le mafai e lona tama po o le Atua ona lamatia Isabel... ma o loo faaauau pea ona taupulepule e le au uo ia Isapela, Titin, ma soo se tasi e masalomia o le aiga o Isabel.</text:p>
      <text:p text:style-name="P60"/>
      <text:p text:style-name="P53">Sa matou tatalo faatauanau i le Atua ina ia i ai timuga mamafa, afa, ma le mamafa o le kiona i itu uma o le lalolagi sa fuafua Isabel e asiasi i ai, ma sa mautinoa e tagata uma o le a ia fiafia i ai ma semanu e matua taliaina lav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21/08/2025-25/08/2025</text:p>
      <text:p text:style-name="P29">rogamoz a dioz ze enzañe con chile y le mueztre la furia de rosalba y la trizteza que la muerte de zu madre le cauza a rozalba hazta el dia de hoy.</text:p>
      <text:p text:style-name="P29">Rogamoz a dioz dezezperadamente muestre a chile con ventoleras, lluvias violentas, granizo en quillota, la furia por de dioz por el comportamiento animal en contra de olinda tapia (minsal, gobierno de chile, caravineros, etc). La madre de rosalba.</text:p>
      <text:p text:style-name="P29">Un daño criminal concertado por ciudades, paises y el mundo entero en contra de olinda tapia y su hija rosalba. La judia que queria creerse <text:soft-page-break/>rucia. O la rucia q habia q salvar de los judios!</text:p>
      <text:p text:style-name="P29"/>
      <text:p text:style-name="P29"/>
      <text:p text:style-name="P15"><text:bookmark text:name="tw-target-text58"/>Ke pule nei mākou e hoʻopiʻi ke Akua iā Chile a hōʻike i ka huhū o Rosalba a me ke kaumaha o ka make ʻana o kona makuahine iā Rozalba a hiki i kēia lā.</text:p>
      <text:p text:style-name="P54">Ke pule nei mākou e hōʻike nui mai ke Akua iā Chile, me ka makani makani, ka ua nui, a me ka huahekili ma Quillota, i ka inaina o ke Akua no ka hana holoholona iā Olinda Tapia (Ministry of Health, Chilean government, police, etc.). ʻO ka makuahine o Rosalba.</text:p>
      <text:p text:style-name="P54">He hana kalaima i haku ʻia e nā kūlanakauhale, nā ʻāina, a me ka honua holoʻokoʻa e kūʻē iā Olinda Tapia a me kāna kaikamahine ʻo Rosalba. ʻO ka wahine Iudaio i makemake e manaʻoʻiʻo he blonde ʻo ia. A i ʻole ka blonde i hoʻopakele ʻia mai nā Iudaio!</text:p>
      <text:p text:style-name="P29"/>
      <text:p text:style-name="P29"/>
      <text:p text:style-name="P11"><text:bookmark text:name="tw-target-text59"/>Lutemi që Zoti ta trajtojë çështjen e Kilit dhe t'i tregojë atij tërbimin e Rosalbës dhe trishtimin që vdekja e nënës së saj i ka <text:soft-page-break/>shkaktuar Rozalbës deri më sot.</text:p>
      <text:p text:style-name="P52">Lutemi që Zoti t'i tregojë me dëshpërim Kilit, me erëra të forta, shi të rrëmbyeshëm dhe breshër në Quillota, tërbimin e Zotit për sjelljen shtazore ndaj Olinda Tapias (Ministria e Shëndetësisë, qeveria kiliane, policia, etj.), nënës së Rosalbës.</text:p>
      <text:p text:style-name="P52">Një akt kriminal i orkestruar nga qytete, vende dhe e gjithë bota kundër Olinda Tapias dhe vajzës së saj Rosalba. Gruaja hebreje që donte të besonte se ishte bjonde. Apo bjonde që duhej të shpëtohej nga hebrenjtë!</text:p>
      <text:p text:style-name="P52"/>
      <text:p text:style-name="P52"><text:bookmark text:name="tw-target-text64"/>Lutemi për topa të mëdhenj breshëri në Quillota, La Cruz, Valparaiso, Rajonin e Pestë, Rajonin Metropolitan dhe Angli gjatë verës së tanishme për të nderuar Olindën dhe Rosalbën.</text:p>
      <text:p text:style-name="P52"/>
      <text:p text:style-name="P29"/>
      <text:p text:style-name="P29"/>
      <text:p text:style-name="P18"><text:bookmark text:name="tw-target-text60"/>Við biðjum þess að Guð taki Chile til sín og sýni því reiði Rosalbu og sorgina sem dauði móður hennar hefur valdið Rozalbu enn þann dag í dag.</text:p>
      <text:p text:style-name="P55"><text:soft-page-break/>Við biðjum þess að Guð sýni Chile, með stormi, ofsafengnu regni og hagléli í Quillota, reiði Guðs fyrir dýrahegðunina gagnvart Olindu Tapia (heilbrigðisráðuneytinu, chilesku ríkisstjórninni, lögreglunni o.s.frv.). Móðir Rosalbu.</text:p>
      <text:p text:style-name="P55">Glæpsamlegt athæfi sem borgir, lönd og allur heimurinn skipulögðu gegn Olindu Tapia og dóttur hennar Rosalbu. Gyðingakonan sem vildi trúa því að hún væri ljóshærð. Eða ljóshærða konan sem þurfti að bjarga frá Gyðingum!</text:p>
      <text:p text:style-name="P29"/>
      <text:p text:style-name="P18"><text:bookmark text:name="tw-target-text63"/>Við biðjum fyrir stórum haglélkúlum í Quillota, La Cruz, Valparaiso, fimmta héraðinu, stórborgarsvæðinu og Englandi á þessu sumri til að heiðra Olindu og Rosalbu.</text:p>
      <text:p text:style-name="P29"/>
      <text:p text:style-name="P29"/>
      <text:p text:style-name="P16"><text:bookmark text:name="tw-target-text61"/>Matou te tatalo i le Atua o le a faʻafitia ia Chile ma faʻaalia le ita o Rosalba ma le faʻanoanoa ona o le maliu o lona tina ia Rozalba e oʻo mai i le aso.</text:p>
      <text:p text:style-name="P53">Matou te tatalo i le Atua o le a matuā faʻaalia Chile, i le matagi malosi, timuga malosi, ma le uatoʻa i Quillota, le toʻasā o le Atua mo <text:soft-page-break/>amioga a manu ia Olinda Tapia (Matagaluega o le Soifua Maloloina, malo Chile, leoleo, ma isi). Tina o Rosalba.</text:p>
      <text:p text:style-name="P53">O se gaioiga solitulafono na fuafuaina e aai, atunuu, ma le lalolagi atoa faasaga ia Olinda Tapia ma lona afafine o Rosalba. O le fafine Iutaia na manaʻo e talitonu o ia o se enaena. Po o le lanu enaena na tatau ona laveaʻiina mai tagata Iutaia!</text:p>
      <text:p text:style-name="P29"/>
      <text:p text:style-name="P29"/>
      <text:p text:style-name="P16"><text:bookmark text:name="tw-target-text62"/>Matou te tatalo mo polo tetele o uatoʻa i Quillota, La Cruz, Valparaiso, le Itu Lima, le Metropolitan Region, ma Egelani i le taimi o le taumafanafana e faʻaaloalo ia Olinda ma Rosalba.</text:p>
      <text:p text:style-name="P16"/>
      <text:p text:style-name="P19"><text:bookmark text:name="tw-target-text65"/>Guímid go nglacfaidh Dia leis an tSile agus go léireoidh sé dó fearg Rosalba agus an brón a chruthaigh bás a máthar do Rozalba go dtí an lá atá inniu ann.</text:p>
      <text:p text:style-name="P56">Guímid go léireoidh Dia go géar don tSile, le gaotha móra, báisteach fhoréigneach, agus clocha sneachta i Quillota, fearg Dé as an iompar ainmhitheach i leith Olinda Tapia (Aireacht Sláinte, rialtas na Sile, na póilíní, srl.). Máthair Rosalba.</text:p>
      <text:p text:style-name="P56"><text:soft-page-break/>Gníomh coiriúil a d'eagraigh cathracha, tíortha, agus an domhan ar fad i gcoinne Olinda Tapia agus a hiníne Rosalba. An bhean Ghiúdach a theastaigh uaidh a chreidiúint gur bean fionn í. Nó an bhean fionn a bhí le sábháil ó na Giúdaigh!</text:p>
      <text:p text:style-name="P60"/>
      <text:p text:style-name="P56">Guímid go mbeidh liathróidí móra clocha sneachta i Quillota, La Cruz, Valparaiso, an Cúigiú Réigiún, an Réigiún Cathrach, agus Sasana le linn an tsamhraidh reatha chun ómós a thabhairt d'Olinda agus do Rosalba.</text:p>
      <text:p text:style-name="P16"/>
      <text:p text:style-name="P16"/>
      <text:p text:style-name="P19"><text:bookmark text:name="tw-target-text66"/>Guím go ndéanfaidh Dia pionós mór eacnamaíoch a ghearradh ar an aicme chiníoch ar fad a bhíonn ag pleanáil go dtí an lá atá inniu ann i gcoinne Rosalba, Olinda, agus Isabel... nó cibé duine is cosúil a chuireann riosca eacnamaíoch Giúdach d'uachtaránacht Árach.</text:p>
      <text:p text:style-name="P16"/>
      <text:p text:style-name="P16"/>
      <text:p text:style-name="P16"/>
      <text:p text:style-name="P20"><text:bookmark text:name="tw-target-text67"/>Ne rugăm ca Dumnezeu să ia în considerare situația din Chile și să arate furia Rosalbei și tristețea pe care moartea mamei sale i-a provocat-o până în ziua de azi.</text:p>
      <text:p text:style-name="P60"><text:soft-page-break/></text:p>
      <text:p text:style-name="P57">Ne rugăm ca Dumnezeu să arate cu disperare Chile, cu vânt puternic, ploi violente și grindină în Quillota, furia lui Dumnezeu pentru comportamentul animalic față de Olinda Tapia (Ministerul Sănătății, guvernul chilian, poliția etc.). Mama Rosalbei.</text:p>
      <text:p text:style-name="P60"/>
      <text:p text:style-name="P57">Un act criminal orchestrat de orașe, țări și întreaga lume împotriva Olindei Tapia și a fiicei sale, Rosalba. Femeia evreică care voia să creadă că este blondă. Sau blonda care trebuia salvată de evrei!</text:p>
      <text:p text:style-name="P60"/>
      <text:p text:style-name="P60"/>
      <text:p text:style-name="P57">Ne rugăm pentru bile mari de grindină în Quillota, La Cruz, Valparaiso, Regiunea a Cincea, Regiunea Metropolitană și Anglia în vara curentă, în onoarea Olindei și Rosalbei.</text:p>
      <text:p text:style-name="P60"/>
      <text:p text:style-name="P60"/>
      <text:p text:style-name="P57">Mă rog ca Dumnezeu să pedepsească cu mari daune economice întreaga clasă rasistă care până în ziua de azi complotează împotriva Rosalbei, Olindei și Isabelei... sau a <text:soft-page-break/>oricui pare să reprezinte un risc economic evreiesc pentru supremația ariană.</text:p>
      <text:p text:style-name="P16"/>
      <text:p text:style-name="P16"/>
      <text:p text:style-name="P16"><text:bookmark text:name="tw-target-text68"/>Priamu ca Diu pigghiassi li prubblemi cû Cili e mustrassi la furia di Rosalba e la tristezza ca la morti di sò matri causau a Rozalba nzinu a oggi.</text:p>
      <text:p text:style-name="P53">Priamu ca Diu mustrassi disperatamenti ô Cili, cu tinti di ventu, chiogghi viulenti e grannizza a Quillota, la furia di Diu pû cumpurtamentu di l'armali versu Olinda Tapia (Ministeru dâ Salute, guvernu cilenu, polizzia, eccetra). La matri di Rusalba.</text:p>
      <text:p text:style-name="P53">N'attu criminali orchestratu di città, paisi e tuttu lu munnu contra Olinda Tapia e sò figghia Rosalba. La fìmmina ebbraica ca vulìa cridiri ca era na bionda. O la bionda ca avìa a èssiri sarbata di l'ebbrei!</text:p>
      <text:p text:style-name="P60"/>
      <text:p text:style-name="P53">Priamu pi granni paḍḍi di granìuli a Quillota, La Cruz, Valparaiso, ntâ Quinta Riggiuni, ntâ Riggiuni Metrupolitana e ntâ Nglaterra duranti l'attuali istà pi onurari Olinda e Rosalba.</text:p>
      <text:p text:style-name="P60"/>
      <text:p text:style-name="P53"><text:soft-page-break/>Prigu ca Diu punissi cu granni danni ecunòmici tutta a classi razzista ca ancora oggi trama contra Rosalba, Olinda e Isabel... o chiḍḍu ca pari rapprisintari nu rischiu ecunòmicu ebbraicu pâ supremazia ariana.</text:p>
      <text:p text:style-name="P16"/>
      <text:p text:style-name="P16"/>
      <text:p text:style-name="P21"><text:bookmark text:name="tw-target-text69"/>Jainkoak Txilerekin arazoak izan ditzala otoitz egiten dugu eta Rosalbaren amorrua eta bere amaren heriotzak gaur egun arte Rozalbari eragin dion tristura erakus dezala.</text:p>
      <text:p text:style-name="P60"/>
      <text:p text:style-name="P58">Jainkoak etsi-etsian Txileri, haize bolada bortitzez, euri bortitzez eta txingorra Quillotan, Jainkoaren amorrua erakutsi diezaiola otoitz egiten dugu Olinda Tapiarekiko (Osasun Ministerioa, Txileko gobernua, polizia, etab.) animalien portaeragatik. Rosalbaren ama.</text:p>
      <text:p text:style-name="P60"/>
      <text:p text:style-name="P58">Hiriek, herrialdeek eta mundu osoak antolatutako ekintza kriminal bat Olinda Tapiaren eta bere alaba Rosalbaren aurka. Ilehoria zela sinetsi nahi zuen emakume judua. Edo juduengandik salbatu behar izan zuten ilehoria!</text:p>
      <text:p text:style-name="P60"/>
      <text:p text:style-name="P58"><text:soft-page-break/>Otoitz egiten dugu txingorra bola handiak Quillotan, La Cruzen, Valparaison, Bosgarren Eskualdean, Eskualde Metropolitarrean eta Ingalaterran uda honetan, Olinda eta Rosalba omentzeko.</text:p>
      <text:p text:style-name="P60"/>
      <text:p text:style-name="P58">Jainkoak kalte ekonomiko handiekin zigortu dezala otoitz egiten dut Rosalba, Olinda eta Isabelen aurka... edo arioen nagusitasunari juduen arrisku ekonomikoa dakarkion edonoren aurka konspiratzen duen klase arrazista osoa... edo juduen nagusitasun ekonomikoarentzat arrisku ekonomikoa dakarren edonoren aurka.</text:p>
      <text:p text:style-name="P16"/>
      <text:p text:style-name="P16">Rogamoz dezezperadamente a dioz por algo de juztizia para rozalba. Que ella vea ver pagar AHORA AHORA HOY MISMO Y POR MESES a laz perzonas que tramaron y mataron a su madre Olinda y tramaron y la hirieron a ella misma. Rogamoz que Rozalba vea y ezcuche de notiziaz de grandez dañoz cauzados por grandez bolaz de granizo de tamaño descomunal. Que ataquen las comunaz de la cruz, quillota, la calera. Quinta region de chile y region metropolitana y donde sea que se escondan las perzonas que tramaron la muerte de olinda y tramaron <text:soft-page-break/>daños en vida en contra de rozalba.</text:p>
      <text:p text:style-name="P16"/>
      <text:p text:style-name="P16"/>
      <text:p text:style-name="P16"/>
      <text:p text:style-name="P16"/>
      <text:p text:style-name="P16">rogamoz a dioz desesperadamente que de algo de paz al alma de olinda tapia y con grandes bolas de granizo ataque a las ciudades de la zona central de chile. sin distincion. sin distincion. sin distincion. un ataque criminal sin distincion. </text:p>
      <text:p text:style-name="P16">que rosalba y olinda tengan algo de paz en sus almas antes de verse en persona en londres, tal como lo quieren ellas dos y su nieta isabel.</text:p>
      <text:p text:style-name="P16"/>
      <text:p text:style-name="P21"><text:bookmark text:name="tw-target-text70"/>Etsi-etsian otoitz egiten dugu Jainkoak bake pixka bat eman diezaion Olinda Tapiaren arimari eta Txileko erdialdeko hiriei txingorra erraldoiekin eraso diezaiela. Bereizkerarik gabe. Bereizkerarik gabe. Bereizkerarik gabe. Bereizkerarik gabeko eraso kriminal bat.</text:p>
      <text:p text:style-name="P60"/>
      <text:p text:style-name="P58">Rosalbak eta Olindak bake pixka bat izan dezatela ariman Londresen pertsonalki elkartu aurretik, beraiek eta Isabel bilobak nahi duten bezala</text:p>
      <text:p text:style-name="P16"/>
      <text:p text:style-name="P16"/>
      <text:p text:style-name="P16"><text:soft-page-break/></text:p>
      <text:p text:style-name="P22"><text:bookmark text:name="tw-target-text71"/>Preghiamo disperatamente che Dio conceda un po' di pace all'anima di Olinda Tapia e che attacchi le città del Cile centrale con enormi chicchi di grandine. Senza distinzione. Senza distinzione. Senza distinzione. Un attacco criminale senza distinzione.</text:p>
      <text:p text:style-name="P59">Che Rosalba e Olinda possano trovare un po' di pace nelle loro anime prima di incontrarsi di persona a Londra, proprio come desiderano loro e la loro nipote Isabel.</text:p>
      <text:p text:style-name="P16"/>
      <text:p text:style-name="P16"/>
      <text:p text:style-name="P11"><text:bookmark text:name="tw-target-text72"/>Ne lutemi me dëshpërim që Zoti t’i japë pak paqe shpirtit të Olinda Tapias dhe që ai të sulmojë qytetet e Kilit qendror me breshër të madh. Pa dallim. Pa dallim. Pa dallim. Një sulm kriminal pa dallim.</text:p>
      <text:p text:style-name="P52">Uroj që Rosalba dhe Olinda të kenë pak paqe në shpirtrat e tyre para se të takohen personalisht në Londër, ashtu siç dëshirojnë ata dhe mbesa e tyre, Isabel</text:p>
      <text:p text:style-name="P16"/>
      <text:p text:style-name="P16"/>
      <text:p text:style-name="P17"><text:bookmark text:name="tw-target-text73"/>神がオリンダ・タピアの魂に平安を与え、チリ中部の都市に巨大な雹を降らせてくださるよう、私たちは切に祈ります。区別なく。区別なく。区別なく。区別なく。区別なく。区別なく、犯罪的な攻撃です。</text:p>
      <text:p text:style-name="P50"><text:soft-page-break/>ロザルバとオリンダが、孫娘イザベルと願いながら、ロンドンで直接会う前に、魂に平安がありますように。</text:p>
      <text:p text:style-name="P16"/>
      <text:p text:style-name="P17"><text:bookmark text:name="tw-target-text74"/>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75"/>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76"/>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77"/>神がオリンダ・タピアの魂に平安を与え、チリ中部の都市に巨大な雹を降らせてくださるよう、私たちは切に祈ります。区別なく。区別なく。区別なく。区別なく。区別な<text:soft-page-break/>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78"/>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79"/>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0"/>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6"/>
      <text:p text:style-name="P17"><text:bookmark text:name="tw-target-text81"/>神がオリンダ・タピアの魂に平安を与え、チリ中部の都<text:soft-page-break/>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2"/>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3"/>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4"/>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5"/><text:soft-page-break/>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6"/>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7"/>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88"/>神がオリンダ・タピアの魂に平安を与え、チリ中部の都市に巨大な雹を降らせてくださるよう、私たちは切に祈ります。区別なく。区別なく。区別なく。区別なく。区別なく。区別なく、犯罪的な攻撃です。</text:p>
      <text:p text:style-name="P50"><text:soft-page-break/>ロザルバとオリンダが、孫娘イザベルと願いながら、ロンドンで直接会う前に、魂に平安がありますように。</text:p>
      <text:p text:style-name="P16"/>
      <text:p text:style-name="P17"><text:bookmark text:name="tw-target-text89"/>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90"/>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17"><text:bookmark text:name="tw-target-text91"/>神がオリンダ・タピアの魂に平安を与え、チリ中部の都市に巨大な雹を降らせてくださるよう、私たちは切に祈ります。区別なく。区別なく。区別なく。区別なく。区別なく。区別なく、犯罪的な攻撃です。</text:p>
      <text:p text:style-name="P50">ロザルバとオリンダが、孫娘イザベルと願いながら、ロンドンで直接会う前に、魂に平安がありますように。</text:p>
      <text:p text:style-name="P16"/>
      <text:p text:style-name="P29"/>
      <text:p text:style-name="P29"/>
      <text:p text:style-name="P30"><text:bookmark text:name="tw-target-text92"/><text:soft-page-break/>ロサルバ・ルス・タピアの母、オリンダ・タピアの苦しみと傷ついた魂に、少しでも安らぎを与えてくださるよう、私たちは神に切実に祈ります。私たちの神である主の平安が、第五州と首都圏、特にラ・クルス、キジョタ、ラ・カレラ、バルパライソを襲う雪と大きな雹の形で降り注ぎますように。</text:p>
      <text:p text:style-name="P50">オリンダ・タピアのような無実の人間を、オリンダの財産を盗み略奪することだけを目的として、致命的な攻撃に加わった人々がいるあらゆる場所に、これから先も大きな雹が絶えず降り注ぎますように。</text:p>
      <text:p text:style-name="P29"/>
      <text:p text:style-name="P29"/>
      <text:p text:style-name="P30"><text:bookmark text:name="tw-target-text93"/>ロサルバ・ルス・タピアの母、オリンダ・タピアの苦しみと傷ついた魂に、少しでも安らぎを与えてくださるよう、私たちは神に切実に祈ります。私たちの神である主の平安が、第五州と首都圏、特にラ・クルス、キジョタ、ラ・カレラ、バルパライソを襲う雪と大きな雹の形で降り注ぎますように。</text:p>
      <text:p text:style-name="P50">オリンダ・タピアのような無実の人間を、オリンダの財産を盗み略奪することだけを目的として、致命的な攻撃に加わった人々がいるあらゆる場所に、これから先も大きな雹が絶えず降り注ぎますように。</text:p>
      <text:p text:style-name="P29"/>
      <text:p text:style-name="P29"/>
      <text:p text:style-name="P29"/>
      <text:p text:style-name="P30"><text:bookmark text:name="tw-target-text94"/><text:soft-page-break/>ロサルバ・ルス・タピアの母、オリンダ・タピアの苦しみと傷ついた魂に、少しでも安らぎを与えてくださるよう、私たちは神に切実に祈ります。私たちの神である主の平安が、第五州と首都圏、特にラ・クルス、キジョタ、ラ・カレラ、バルパライソを襲う雪と大きな雹の形で降り注ぎますように。</text:p>
      <text:p text:style-name="P50">オリンダ・タピアのような無実の人間を、オリンダの財産を盗み略奪することだけを目的として、致命的な攻撃に加わった人々がいるあらゆる場所に、これから先も大きな雹が絶えず降り注ぎますように。</text:p>
      <text:p text:style-name="P29"/>
      <text:p text:style-name="P29"/>
      <text:p text:style-name="P29"/>
      <text:p text:style-name="P30"><text:bookmark text:name="tw-target-text95"/>ロサルバ・ルス・タピアの母、オリンダ・タピアの苦しみと傷ついた魂に、少しでも安らぎを与えてくださるよう、私たちは神に切実に祈ります。私たちの神である主の平安が、第五州と首都圏、特にラ・クルス、キジョタ、ラ・カレラ、バルパライソを襲う雪と大きな雹の形で降り注ぎますように。</text:p>
      <text:p text:style-name="P50">オリンダ・タピアのような無実の人間を、オリンダの財産を盗み略奪することだけを目的として、致命的な攻撃に加わった人々がいるあらゆる場所に、これから先も大きな雹が絶えず降り注ぎますように。</text:p>
      <text:p text:style-name="P29"/>
      <text:p text:style-name="P29"/>
      <text:p text:style-name="P30"><text:bookmark text:name="tw-target-text96"/><text:soft-page-break/>ロサルバ・ルス・タピアの母、オリンダ・タピアの苦しみと傷ついた魂に、少しでも安らぎを与えてくださるよう、私たちは神に切実に祈ります。私たちの神である主の平安が、第五州と首都圏、特にラ・クルス、キジョタ、ラ・カレラ、バルパライソを襲う雪と大きな雹の形で降り注ぎますように。</text:p>
      <text:p text:style-name="P50">オリンダ・タピアのような無実の人間を、オリンダの財産を盗み略奪することだけを目的として、致命的な攻撃に加わった人々がいるあらゆる場所に、これから先も大きな雹が絶えず降り注ぎますように。</text:p>
      <text:p text:style-name="P29"/>
      <text:p text:style-name="P29"/>
      <text:p text:style-name="P30"><text:bookmark text:name="tw-target-text97"/>ロサルバ・ルス・タピアの母、オリンダ・タピアの苦しみと傷ついた魂に、少しでも安らぎを与えてくださるよう、私たちは神に切実に祈ります。私たちの神である主の平安が、第五州と首都圏、特にラ・クルス、キジョタ、ラ・カレラ、バルパライソを襲う雪と大きな雹の形で降り注ぎますように。</text:p>
      <text:p text:style-name="P50">オリンダ・タピアのような無実の人間を、オリンダの財産を盗み略奪することだけを目的として、致命的な攻撃に加わった人々がいるあらゆる場所に、これから先も大きな雹が絶えず降り注ぎますように。</text:p>
      <text:p text:style-name="P29"/>
      <text:p text:style-name="P29"/>
      <text:p text:style-name="P29"/>
      <text:p text:style-name="P30"><text:bookmark text:name="tw-target-text98"/><text:soft-page-break/>ロサルバ・ルス・タピアの母、オリンダ・タピアの苦しみと傷ついた魂に、少しでも安らぎを与えてくださるよう、私たちは神に切実に祈ります。私たちの神である主の平安が、第五州と首都圏、特にラ・クルス、キジョタ、ラ・カレラ、バルパライソを襲う雪と大きな雹の形で降り注ぎますように。</text:p>
      <text:p text:style-name="P50">オリンダ・タピアのような無実の人間を、オリンダの財産を盗み略奪することだけを目的として、致命的な攻撃に加わった人々がいるあらゆる場所に、これから先も大きな雹が絶えず降り注ぎますように。</text:p>
      <text:p text:style-name="P29"/>
      <text:p text:style-name="P29"/>
      <text:p text:style-name="P30"><text:bookmark text:name="tw-target-text99"/>神の怒りがチリ全土に甚大な物質的被害をもたらし、罰を与えられますように。大きな雪玉や雹による被害が始まれば幸いです。誰にも無罪などあり得ません。オリンダ・タピアが財産を奪い、娘のロサルバを傷つけるために殺害されたことは、誰もが知っていました。オリンダの魂に平安が訪れますよう、神に切に祈ります。</text:p>
      <text:p text:style-name="P29"/>
      <text:p text:style-name="P29"/>
      <text:p text:style-name="P29"><text:bookmark text:name="tw-target-text100"/><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tw-target-rmn-container">
        <text:p text:style-name="P46"><text:line-break/></text:p>
      </text:section>
      <text:p text:style-name="P29"/>
      <text:p text:style-name="P29"><text:bookmark text:name="tw-target-text101"/><text:soft-page-break/><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1">
        <text:p text:style-name="P46"><text:bookmark text:name="tw-target-rmn-container"/><text:line-break/></text:p>
      </text:section>
      <text:p text:style-name="P29"/>
      <text:p text:style-name="P29"><text:bookmark text:name="tw-target-text102"/><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2">
        <text:p text:style-name="P46"><text:bookmark text:name="tw-target-rmn-container1"/><text:line-break/></text:p>
      </text:section>
      <text:p text:style-name="P29"/>
      <text:p text:style-name="P29"><text:bookmark text:name="tw-target-text103"/><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3">
        <text:p text:style-name="P46"><text:bookmark text:name="tw-target-rmn-container2"/><text:line-break/></text:p>
      </text:section>
      <text:p text:style-name="P29"/>
      <text:p text:style-name="P29"><text:bookmark text:name="tw-target-text104"/><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4">
        <text:p text:style-name="P46"><text:bookmark text:name="tw-target-rmn-container3"/><text:line-break/></text:p>
      </text:section>
      <text:p text:style-name="P29"/>
      <text:p text:style-name="P29"><text:bookmark text:name="tw-target-text105"/><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5">
        <text:p text:style-name="P46"><text:bookmark text:name="tw-target-rmn-container4"/><text:line-break/></text:p>
      </text:section>
      <text:p text:style-name="P29"/>
      <text:p text:style-name="P29"><text:bookmark text:name="tw-target-text106"/><text:soft-page-break/><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6">
        <text:p text:style-name="P46"><text:bookmark text:name="tw-target-rmn-container5"/><text:line-break/></text:p>
      </text:section>
      <text:p text:style-name="P29"/>
      <text:p text:style-name="P29"><text:bookmark text:name="tw-target-text107"/><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7">
        <text:p text:style-name="P46"><text:bookmark text:name="tw-target-rmn-container6"/><text:line-break/></text:p>
      </text:section>
      <text:p text:style-name="P29"/>
      <text:p text:style-name="P29"><text:bookmark text:name="tw-target-text108"/><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8">
        <text:p text:style-name="P46"><text:bookmark text:name="tw-target-rmn-container7"/><text:line-break/></text:p>
      </text:section>
      <text:p text:style-name="P29"/>
      <text:p text:style-name="P29"><text:bookmark text:name="tw-target-text109"/><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9">
        <text:p text:style-name="P46"><text:bookmark text:name="tw-target-rmn-container8"/><text:line-break/></text:p>
      </text:section>
      <text:p text:style-name="P29"/>
      <text:p text:style-name="P29"><text:bookmark text:name="tw-target-text110"/><text:span text:style-name="T32">私たちは、神が懲罰的な怒りをもって、今日から</text:span><text:span text:style-name="T34">5</text:span><text:span text:style-name="T32">日間オリンダの魂にいくらかの平安を与えてくださるよう、必死に祈ります。</text:span></text:p>
      <text:section text:style-name="Sect1" text:name="Section10">
        <text:p text:style-name="P46"><text:bookmark text:name="tw-target-rmn-container9"/><text:line-break/></text:p>
      </text:section>
      <text:p text:style-name="P29"/>
      <text:p text:style-name="P30"><text:bookmark text:name="tw-target-text111"/><text:soft-page-break/>私たちは、神がその懲罰的な怒りによってオリンダ・タピアの魂にいくらかの平安をもたらしてくださるよう、必死に祈ります</text:p>
      <text:p text:style-name="P29"/>
      <text:p text:style-name="P29"/>
      <text:p text:style-name="P30"><text:bookmark text:name="tw-target-text112"/>私たちは、神がその懲罰的な怒りによってオリンダ・タピアの魂にいくらかの平安をもたらしてくださるよう、必死に祈ります</text:p>
      <text:p text:style-name="P29"/>
      <text:p text:style-name="P29"/>
      <text:p text:style-name="P30"><text:bookmark text:name="tw-target-text113"/>私たちは、神がその懲罰的な怒りによってオリンダ・タピアの魂にいくらかの平安をもたらしてくださるよう、必死に祈ります</text:p>
      <text:p text:style-name="P29"/>
      <text:p text:style-name="P29"/>
      <text:p text:style-name="P30"><text:bookmark text:name="tw-target-text114"/>私たちは、神がその懲罰的な怒りによってオリンダ・タピアの魂にいくらかの平安をもたらしてくださるよう、必死に祈ります</text:p>
      <text:p text:style-name="P29"/>
      <text:p text:style-name="P29"/>
      <text:p text:style-name="P30"><text:bookmark text:name="tw-target-text115"/>私たちは、神がその懲罰的な怒りによってオリンダ・タピアの魂にいくらかの平安をもたらしてくださるよう、必死に祈ります</text:p>
      <text:p text:style-name="P29"/>
      <text:p text:style-name="P29"><text:soft-page-break/></text:p>
      <text:p text:style-name="P30"><text:bookmark text:name="tw-target-text116"/>私たちは、神がその懲罰的な怒りによってオリンダ・タピアの魂にいくらかの平安をもたらしてくださるよう、必死に祈ります</text:p>
      <text:p text:style-name="P29"/>
      <text:p text:style-name="P29"/>
      <text:p text:style-name="P30"><text:bookmark text:name="tw-target-text117"/>私たちは、神がその懲罰的な怒りによってオリンダ・タピアの魂にいくらかの平安をもたらしてくださるよう、必死に祈ります</text:p>
      <text:p text:style-name="P29"/>
      <text:p text:style-name="P30"><text:bookmark text:name="tw-target-text118"/>私たちは、神がその懲罰的な怒りによってオリンダ・タピアの魂にいくらかの平安をもたらしてくださるよう、必死に祈ります</text:p>
      <text:p text:style-name="P29"/>
      <text:p text:style-name="P30"><text:bookmark text:name="tw-target-text119"/>私たちは、神がその懲罰的な怒りによってオリンダ・タピアの魂にいくらかの平安をもたらしてくださるよう、必死に祈ります</text:p>
      <text:p text:style-name="P29"/>
      <text:p text:style-name="P30"><text:bookmark text:name="tw-target-text120"/>私たちは、神がその懲罰的な怒りによってオリンダ・タピアの魂にいくらかの平安をもたらしてくださるよう、必死に祈ります</text:p>
      <text:p text:style-name="P29"/>
      <text:p text:style-name="P30"><text:bookmark text:name="tw-target-text121"/>私たちは、神がその懲罰的な怒りによってオリンダ・タピアの魂にいくらかの平安をもたらしてくださるよう、必<text:soft-page-break/>死に祈ります</text:p>
      <text:p text:style-name="P29"/>
      <text:p text:style-name="P30"><text:bookmark text:name="tw-target-text122"/>私たちは、神がその懲罰的な怒りによってオリンダ・タピアの魂にいくらかの平安をもたらしてくださるよう、必死に祈ります</text:p>
      <text:p text:style-name="P29"/>
      <text:p text:style-name="P30"><text:bookmark text:name="tw-target-text123"/>私たちは、神がその懲罰的な怒りによってオリンダ・タピアの魂にいくらかの平安をもたらしてくださるよう、必死に祈ります</text:p>
      <text:p text:style-name="P29"/>
      <text:p text:style-name="P30"><text:bookmark text:name="tw-target-text124"/>私たちは、神がその懲罰的な怒りによってオリンダ・タピアの魂にいくらかの平安をもたらしてくださるよう、必死に祈ります</text:p>
      <text:p text:style-name="P29"/>
      <text:p text:style-name="P30"><text:bookmark text:name="tw-target-text125"/>私たちは、神がその懲罰的な怒りによってオリンダ・タピアの魂にいくらかの平安をもたらしてくださるよう、必死に祈ります</text:p>
      <text:p text:style-name="P29"/>
      <text:p text:style-name="P30"><text:bookmark text:name="tw-target-text126"/>私たちは、神がその懲罰的な怒りによってオリンダ・タピアの魂にいくらかの平安をもたらしてくださるよう、必死に祈ります</text:p>
      <text:p text:style-name="P29"/>
      <text:p text:style-name="P30"><text:bookmark text:name="tw-target-text127"/>私たちは、神がその懲罰的な怒りによってオリンダ・タピアの魂にいくらかの平安をもたらしてくださるよう、必死に祈ります</text:p>
      <text:p text:style-name="P30"><text:bookmark text:name="tw-target-text128"/><text:soft-page-break/>私たちは、神がその懲罰的な怒りによってオリンダ・タピアの魂にいくらかの平安をもたらしてくださるよう、必死に祈ります</text:p>
      <text:p text:style-name="P29"/>
      <text:p text:style-name="P30"><text:bookmark text:name="tw-target-text129"/>私たちは、神がその懲罰的な怒りによってオリンダ・タピアの魂にいくらかの平安をもたらしてくださるよう、必死に祈ります</text:p>
      <text:p text:style-name="P29"/>
      <text:p text:style-name="P30"><text:bookmark text:name="tw-target-text130"/>私たちは、神がその懲罰的な怒りによってオリンダ・タピアの魂にいくらかの平安をもたらしてくださるよう、必死に祈ります</text:p>
      <text:p text:style-name="P29"/>
      <text:p text:style-name="P30"><text:bookmark text:name="tw-target-text131"/>私たちは、神がその懲罰的な怒りによってオリンダ・タピアの魂にいくらかの平安をもたらしてくださるよう、必死に祈ります</text:p>
      <text:p text:style-name="P29"/>
      <text:p text:style-name="P30"><text:bookmark text:name="tw-target-text132"/>私たちは、神がその懲罰的な怒りによってオリンダ・タピアの魂にいくらかの平安をもたらしてくださるよう、必死に祈ります</text:p>
      <text:p text:style-name="P29"/>
      <text:p text:style-name="P30"><text:bookmark text:name="tw-target-text133"/>私たちは、神がその懲罰的な怒りによってオリンダ・タピアの魂にいくらかの平安をもたらしてくださるよう、必死に祈ります</text:p>
      <text:p text:style-name="P29"/>
      <text:p text:style-name="P30"><text:bookmark text:name="tw-target-text134"/>私たちは、神がその懲罰的な怒りによってオリンダ・タ<text:soft-page-break/>ピアの魂にいくらかの平安をもたらしてくださるよう、必死に祈ります</text:p>
      <text:p text:style-name="P29"/>
      <text:p text:style-name="P30"><text:bookmark text:name="tw-target-text135"/>私たちは、神がその懲罰的な怒りによってオリンダ・タピアの魂にいくらかの平安をもたらしてくださるよう、必死に祈ります</text:p>
      <text:p text:style-name="P29"/>
      <text:p text:style-name="P30"><text:bookmark text:name="tw-target-text136"/>私たちは、神がその懲罰的な怒りによってオリンダ・タピアの魂にいくらかの平安をもたらしてくださるよう、必死に祈ります</text:p>
      <text:p text:style-name="P29"/>
      <text:p text:style-name="P30"><text:bookmark text:name="tw-target-text137"/>私たちは、神がその懲罰的な怒りによってオリンダ・タピアの魂にいくらかの平安をもたらしてくださるよう、必死に祈ります</text:p>
      <text:p text:style-name="P29"/>
      <text:p text:style-name="P30"><text:bookmark text:name="tw-target-text138"/>私たちは、神がその懲罰的な怒りによってオリンダ・タピアの魂にいくらかの平安をもたらしてくださるよう、必死に祈ります</text:p>
      <text:p text:style-name="P29"/>
      <text:p text:style-name="P30"><text:bookmark text:name="tw-target-text139"/>私たちは、神がその懲罰的な怒りによってオリンダ・タピアの魂にいくらかの平安をもたらしてくださるよう、必死に祈ります</text:p>
      <text:p text:style-name="P29"/>
      <text:p text:style-name="P30"><text:bookmark text:name="tw-target-text140"/>私たちは、神がその懲罰的な怒りによってオリンダ・タピアの魂にいくらかの平安をもたらしてくださるよう、必<text:soft-page-break/>死に祈ります</text:p>
      <text:p text:style-name="P29"/>
      <text:p text:style-name="P30"><text:bookmark text:name="tw-target-text141"/>私たちは、神がその懲罰的な怒りによってオリンダ・タピアの魂にいくらかの平安をもたらしてくださるよう、必死に祈ります</text:p>
      <text:p text:style-name="P29"/>
      <text:p text:style-name="P30"><text:bookmark text:name="tw-target-text142"/>私たちは、神がその懲罰的な怒りによってオリンダ・タピアの魂にいくらかの平安をもたらしてくださるよう、必死に祈ります</text:p>
      <text:p text:style-name="P29"/>
      <text:p text:style-name="P30"><text:bookmark text:name="tw-target-text143"/>私たちは、神がその懲罰的な怒りによってオリンダ・タピアの魂にいくらかの平安をもたらしてくださるよう、必死に祈ります</text:p>
      <text:p text:style-name="P29"/>
      <text:p text:style-name="P30"><text:bookmark text:name="tw-target-text144"/>私たちは、神がその懲罰的な怒りによってオリンダ・タピアの魂にいくらかの平安をもたらしてくださるよう、必死に祈ります</text:p>
      <text:p text:style-name="P29"/>
      <text:p text:style-name="P30"><text:bookmark text:name="tw-target-text145"/>私たちは、神がその懲罰的な怒りによってオリンダ・タピアの魂にいくらかの平安をもたらしてくださるよう、必死に祈ります</text:p>
      <text:p text:style-name="P29"/>
      <text:p text:style-name="P30"><text:bookmark text:name="tw-target-text146"/>私たちは、神がその懲罰的な怒りによってオリンダ・タピアの魂にいくらかの平安をもたらしてくださるよう、必死に祈ります</text:p>
      <text:p text:style-name="P29"><text:bookmark text:name="tw-target-text147"/><text:soft-page-break/><text:span text:style-name="T32">フアン・ミゲルに、イサベルに与えられた任務を遂行できるよう、切に願います。そして、どこにいても、これからの</text:span><text:span text:style-name="T34">5</text:span><text:span text:style-name="T32">日間、オリンダの魂に安らぎが訪れますように…私たちはこれを復讐と呼ぶのです…オリンダ・タピアのような者は死ななければならず、決して復讐されることはないのです。ロサルバのように、イサベルのように、そして純粋な青い瞳とほぼ白いブロンドの髪を持つ灰色のアーリア人種の経済的優位性を脅かすユダヤ人の犬のように。</text:span></text:p>
      <text:p text:style-name="P29"/>
      <text:p text:style-name="P29"/>
      <text:p text:style-name="P29"><text:bookmark text:name="tw-target-text148"/><text:span text:style-name="T32">フアン・ミゲルに、イサベルに与えられた任務を遂行できるよう、切に願います。そして、どこにいても、これからの</text:span><text:span text:style-name="T34">5</text:span><text:span text:style-name="T32">日間、オリンダの魂に安らぎが訪れますように…私たちはこれを復讐と呼ぶのです…オリンダ・タピアのような者は死ななければならず、決して復讐されることはないのです。ロサルバのように、イサベルのように、そして純粋な青い瞳とほぼ白いブロンドの髪を持つ灰色のアーリア人種の経済的優位性を脅かすユダヤ人の犬のように。</text:span></text:p>
      <text:p text:style-name="P29"/>
      <text:p text:style-name="P29"><text:bookmark text:name="tw-target-text149"/><text:span text:style-name="T32">フアン・ミゲルに、イサベルに与えられた任務を遂行できるよう、切に願います。そして、どこにいても、これからの</text:span><text:span text:style-name="T34">5</text:span><text:span text:style-name="T32">日間、オリンダの魂に安らぎが訪れますように…私たちはこれを復讐と呼ぶのです…オリンダ・タピアの</text:span><text:soft-page-break/><text:span text:style-name="T32">ような者は死ななければならず、決して復讐されることはないのです。ロサルバのように、イサベルのように、そして純粋な青い瞳とほぼ白いブロンドの髪を持つ灰色のアーリア人種の経済的優位性を脅かすユダヤ人の犬のように。</text:span></text:p>
      <text:p text:style-name="P29"/>
      <text:p text:style-name="P29"><text:bookmark text:name="tw-target-text150"/><text:span text:style-name="T32">フアン・ミゲルに、イサベルに与えられた任務を遂行できるよう、切に願います。そして、どこにいても、これからの</text:span><text:span text:style-name="T34">5</text:span><text:span text:style-name="T32">日間、オリンダの魂に安らぎが訪れますように…私たちはこれを復讐と呼ぶのです…オリンダ・タピアのような者は死ななければならず、決して復讐されることはないのです。ロサルバのように、イサベルのように、そして純粋な青い瞳とほぼ白いブロンドの髪を持つ灰色のアーリア人種の経済的優位性を脅かすユダヤ人の犬のように。</text:span></text:p>
      <text:p text:style-name="P29"/>
      <text:p text:style-name="P29"><text:bookmark text:name="tw-target-text151"/><text:span text:style-name="T32">フアン・ミゲルに、イサベルに与えられた任務を遂行できるよう、切に願います。そして、どこにいても、これからの</text:span><text:span text:style-name="T34">5</text:span><text:span text:style-name="T32">日間、オリンダの魂に安らぎが訪れますように…私たちはこれを復讐と呼ぶのです…オリンダ・タピアのような者は死ななければならず、決して復讐されることはないのです。ロサルバのように、イサベルのように、そして純粋な青い瞳とほぼ白いブロンドの髪を持つ灰色のアーリア人種の経済的優位性を脅かすユダヤ人の犬のように。</text:span></text:p>
      <text:p text:style-name="P29"><text:soft-page-break/>la furia de dios honrara la vida de olinda tapia. con lluvias y pelotas de granizo de gran tamaño. pues fue asesinada por los mismos parasitos nazys maracos y maracas que hasta el dia de hoy buscan asesinar a toda persona que tenga mas. usando la excusa que convenga. en el caso de olinda atacandola por ser judia. atacandola por casarse con un hombre mayor de dudosa procedencia europea. Atacandola tratando de etiquetarla de nana, de gente del servicio, al igual que a su marido.</text:p>
      <text:p text:style-name="P29"/>
      <text:p text:style-name="P29"/>
      <text:p text:style-name="P30"><text:bookmark text:name="tw-target-text152"/>神の怒りはオリンダ・タピアの人生を称えるだろう。雨と<text:soft-page-break/>巨大な雹とともに。彼女は、今日に至るまで、より強い意志を持つ者を殺そうとしているナチス、マラコ、マラカスの寄生虫によって殺害された。彼らは都合の良い言い訳を何でも使う。オリンダの場合、ユダヤ人であるという理由で攻撃された。ヨーロッパ系かどうか疑わしい年上の男性と結婚したという理由で攻撃された。夫と同じように、乳母、召使いというレッテルを貼ろうとしたのだ。</text:p>
      <text:p text:style-name="P29"/>
      <text:p text:style-name="P30"><text:bookmark text:name="tw-target-text153"/>神の怒りはオリンダ・タピアの人生を称えるだろう。雨と巨大な雹とともに。彼女は、今日に至るまで、より強い意志を持つ者を殺そうとしているナチス、マラコ、マラカスの寄生虫によって殺害された。彼らは都合の良い言い訳を何でも使う。オリンダの場合、ユダヤ人であるという理由で攻撃された。ヨーロッパ系かどうか疑わしい年上の男性と結婚したという理由で攻撃された。夫と同じように、乳母、召使いというレッテルを貼ろうとしたのだ。</text:p>
      <text:p text:style-name="P29"/>
      <text:p text:style-name="P30"><text:bookmark text:name="tw-target-text154"/>神の怒りはオリンダ・タピアの人生を称えるだろう。雨と巨大な雹とともに。彼女は、今日に至るまで、より強い意志を持つ者を殺そうとしているナチス、マラコ、マラカスの寄生虫によって殺害された。彼らは都合の良い言い訳を何でも使う。オリンダの場合、ユダヤ人であるという理由で攻撃された。ヨーロッパ系かどうか疑わしい年上の男性と結婚したという理由で攻撃された。夫と同<text:soft-page-break/>じように、乳母、召使いというレッテルを貼ろうとしたのだ。</text:p>
      <text:p text:style-name="P29"/>
      <text:p text:style-name="P21"><text:bookmark text:name="tw-target-text155"/>Jainkoaren amorruak Olinda Tapiaren bizitza ohoratuko du. Euri eta txingorra handiekin. Nazi, marako eta maraka parasito berberek hil zuten, gaur egun arte edonor gehiagorekin hiltzen saiatzen direnak. Edozein aitzakia erabiliz. Olindaren kasuan, judua izateagatik erasotzen diote. Jatorri europarreko gizon zaharrago batekin ezkontzeagatik erasotzen diote. Haurtzain, morroi etiketatzen saiatuz erasotzen diote, bere senarra bezala</text:p>
      <text:p text:style-name="P29"/>
      <text:p text:style-name="P16"><text:bookmark text:name="tw-target-text156"/>Diosan colerasiñapax Olinda Tapia warmin jakäwiparuw jach’añchani. Jallu pachampi ukat jach’a granizo qalanakampi. Juparux pachpa nazi, maraco ukat maraca parásito ukanakaw jiwayapxäna, jupanakax jichhürkamaw khitirus juk’amp jiwayañ thaqhapxi. Jupanakar askïki uka kuna excusa apnaqañasa. Olinda kullakatxa, judío jaqïtapat atacaña. Europa markat pächasir jilïr jaqimp jaqichasitapat atacaña. Chachapjamaw niñera, sirviri sasin sutichañ yantʼasa atacaña.</text:p>
      <text:p text:style-name="P29"/>
      <text:p text:style-name="P23"><text:bookmark text:name="tw-target-text157"/><text:soft-page-break/>Diospa phiñakuyninmi Olinda Tapiaq kawsayninta hatunchanqa. Parawan, hatun granizo rumikunawan ima. Paytaqa wañuchirqanku kikin nazi, maraco, maraca parásito nisqakunan, kunankamapas aswan askhawan pitapas wañuchiyta maskhanku. Paykunapaq hina ima excusatapas servichikuspa. Olindapa casonpiqa, judío kasqanmanta atacaspa. Payta atacaspa, iskayrayasqa Europamanta hamuq kuraq runawan casarakusqanmanta. Qusan hina niñera, sirviente nispa sutichayta munaspa atacaspa.</text:p>
      <text:p text:style-name="P29"/>
      <text:p text:style-name="P20"><text:bookmark text:name="tw-target-text158"/>Furia lui Dumnezeu va onora viața Olindei Tapia. Cu ploaie și grindină masivă. A fost ucisă de aceiași paraziți naziști, maraco și maraca care și în ziua de azi încearcă să ucidă pe oricine cu mai mult. Folosind orice scuză li se potrivește. În cazul Olindei, au atacat-o pentru că este evreică. Au atacat-o pentru că s-a căsătorit cu un bărbat mai în vârstă, de origine europeană dubioasă. Au atacat-o încercând să o eticheteze drept bonă, servitoare, la fel ca soțul ei.</text:p>
      <text:p text:style-name="P29"/>
      <text:p text:style-name="P29"/>
      <text:p text:style-name="P29"/>
      <text:p text:style-name="P16"><text:bookmark text:name="tw-target-text159"/><text:soft-page-break/>Анцәа игәыԥжәара Олинда Таԥиа лыԥсҭазаара ҳаҭыр ақәнаҵоит. Ақәеи асы дуқәеи рыла. Лара дызшьыз урҭ анацистцәа, марако, марака ҳәа изышьҭоу апаразитқәа роуп, иахьа уажәраанӡагьы еиҳаны аӡәы дызшьырц зҭаху. Ирзыманшәалоу ҽыҵгак рхы иархәаны. Олинда лҭагылазаашьаҿы, дыжудеиуп ҳәа лыжәылара. Европатәи хылҵшьҭра змоу ахаҵа ду диццаз азы дылқәлеит. Лхаҵа иеиԥш, ахәыҷы дызхылаԥшуа, амаҵуҩы ҳәа лыхьӡҵарала длықәланы.</text:p>
      <text:p text:style-name="P29"/>
      <text:p text:style-name="P16"><text:bookmark text:name="tw-target-text160"/>Beungeh Allah akan geuhoreumat udep Olinda Tapia. Deungon ujeuen dan ujeuen es nyang rayeuk that. Jih jipoh le Nazi, maraco, ngon parasit maraca nyang saban nyang sampoe uroe nyoe jimita cara jipoh soe mantong ngon leubeh. Meungui alasan peu mantong nyang cocok ngon awaknyan. Lam kasus Olinda, ji serang jih sabab jih ureung Yahudi. Meuserang jih kareuna meukawen ngon sidroe ureung tuha nyang ragu-ragu asai jih dari Eropa. Meuserang jih deungon cara ji usahakan jih sidroe pengasuh, sidroe hamba, saban lagee lakoe jih.</text:p>
      <text:p text:style-name="P29"/>
      <text:p text:style-name="P29"/>
      <text:p text:style-name="P16"><text:bookmark text:name="tw-target-text161"/><text:soft-page-break/>Akemo pa Lubanga bi keto deyo i kom kwo pa Olinda Tapia. Ki kot ki pee ma cwer matek. Ki neko en ki Nazi acel-lu, maraco, ki maraca ma gi tye ka yenyo neko ngat mo kiken ma tye ki jami mukene. Tic ki tyen lok mo keken ma rwate ki gin. I lok pa Olinda, jemo i kome pi bedo Lajudaya. Jemo i kome pi nyomo laco ma otii ma oa ki i lobo Ulaya. Jemo i kome kun itemo lwongo en ni latin kwan, latic, calo cware</text:p>
      <text:p text:style-name="P29"/>
      <text:p text:style-name="P16"><text:bookmark text:name="tw-target-text162"/>Yalli naqabi Olinda Tapiyah mano yassakaxxe. rob kee kaxxa barad xaa lih. Is inki Nazi, maraco, kee maraca parasites lih qiddeeh, asaaku fan faxe num qiddam faxxa. keenih takkeh tan faxe qafuutat xoqoysimaanama. Olindah caalatal, Yahuud kinniimih taagah tet maysattaka abe. tet maysattaka digibteh idaltuh yan numuy shakki le Aroppah raceena. tet maysattaka tet gabbatak nanny, taama abeynit, hununuh tet baqlih innah</text:p>
      <text:p text:style-name="P29"/>
      <text:p text:style-name="P24"><text:bookmark text:name="tw-target-text163"/>God se woede sal die lewe van Olinda Tapia eer. Met reën en massiewe haelstene. Sy is vermoor deur dieselfde Nazi-, maraco- en maraca-parasiete wat tot vandag toe probeer om enigiemand met meer te vermoor. Enige verskoning wat hulle pas, gebruik. In Olinda <text:soft-page-break/>se geval, val hulle haar aan omdat sy Joods is. Val haar aan omdat sy met 'n ouer man van twyfelagtige Europese oorsprong trou. Val haar aan deur haar as 'n oppasser, 'n dienaar, net soos haar man te probeer bestempel</text:p>
      <text:p text:style-name="P29"/>
      <text:p text:style-name="P25"><text:bookmark text:name="tw-target-text164"/>Onyankopɔn abufuw bɛhyɛ Olinda Tapia asetra anuonyam. Osu ne asukɔtweaa akɛse a ɛtɔ. Nasi, maraco, ne maraca mmoawa koro no ara a ɛde besi nnɛ wɔhwehwɛ sɛ wobekum obiara a ɔwɔ pii no na wokum no. Anoyi biara a ɛfata wɔn a wɔde bedi dwuma. Wɔ Olinda asɛm no mu no, ɔtow hyɛɛ no ​​so sɛ ɔyɛ Yudani. Ɔtow hyɛɛ no ​​so sɛ ɔwaree ɔbarima panyin bi a akyinnye biara nni ho sɛ ofi Europa. Ɔtow hyɛ no so denam mmɔden a wɔbɔ sɛ wɔbɛbɔ no din sɛ ɔhwɛfo, akoa, te sɛ ne kunu ara pɛ no so</text:p>
      <text:p text:style-name="P29"/>
      <text:p text:style-name="P11"><text:bookmark text:name="tw-target-text165"/>Zemërimi i Zotit do ta nderojë jetën e Olinda Tapias. Me shi dhe breshër të madh. Ajo u vra nga të njëjtët nazistë, parazitë marako dhe maraka që edhe sot e kësaj dite kërkojnë të vrasin këdo që ka më shumë se kaq. Duke përdorur çdo justifikim që u përshtatet. Në rastin e Olindës, duke e sulmuar atë sepse është hebreje. Duke e sulmuar atë sepse <text:soft-page-break/>është martuar me një burrë më të vjetër me origjinë të dyshimtë evropiane. Duke e sulmuar atë duke u përpjekur ta etiketojnë atë si dado, një shërbëtore, njësoj si burri i saj</text:p>
      <text:p text:style-name="P29"/>
      <text:p text:style-name="P16"><text:bookmark text:name="tw-target-text166"/>Cwiny pa Mungu bi miyo kwo pa Olinda Tapia deyo. Ku koth man koth ma dit. Junege ku Nazi marom, maraco, man maraca parasites ma nitundu kawoni gibe sayu neko ngati moko ci ma utiye ku piny mukende. Tiyu ku tyen lok moku ci ma ber igi. I lembe pa Olinda, nyayu lwiny i kume pi bedo Jayahudi. Lwiny ikume pi nyom ku jadit moko ma anyoli kud i Europe. Lwiny ikume ku tembo ni lwonge nya nyathin, jatic, calu cware</text:p>
      <text:p text:style-name="P29"/>
      <text:p text:style-name="P29"><text:bookmark text:name="tw-target-text167"/><text:span text:style-name="T18">የእግዚአብሔር ቁጣ የኦሊንዳ ታፒያን ሕይወት ያከብራል። በዝናብ እና በትልቅ የበረዶ ድንጋይ</text:span><text:span text:style-name="T35">. </text:span><text:span text:style-name="T18">እሷን የተገደለችው በዚሁ ናዚ፣ ማራኮ እና ማራካ ጥገኛ ተውሳኮች አማካኝነት እስከ ዛሬ ድረስ ማንኛውንም ሰው የበለጠ ለመግደል በሚፈልጉ ናቸው። ለእነሱ የሚስማማውን ማንኛውንም ሰበብ በመጠቀም። በኦሊንዳ ጉዳይ አይሁዳዊ በመሆኗ እሷን ማጥቃት። አጠራጣሪ የሆነ የአውሮፓ ዝርያ ያላቸውን አዛውንት በማግባቷ ማጥቃት። ልክ እንደ ባሏ ሞግዚት፣ አገልጋይ፣ እሷን ለመሰየም በመሞከር ማጥቃት።</text:span></text:p>
      <text:p text:style-name="P29"/>
      <text:p text:style-name="P29">AMHARIC</text:p>
      <text:p text:style-name="P29"/>
      <text:p text:style-name="P29"><text:bookmark text:name="tw-target-text168"/><text:soft-page-break/><text:span text:style-name="T19">تابيا</text:span><text:span text:style-name="T36">. </text:span><text:span text:style-name="T19">بالمطر والبرد الغزير</text:span><text:span text:style-name="T36">. </text:span><text:span text:style-name="T19">قُتلت على يد نفس النازيين والماراكو وطفيليات الماراكا الذين يسعون حتى يومنا هذا لقتل أي شخص لديه المزيد، متذرعين بأي ذريعة تناسبهم</text:span><text:span text:style-name="T36">. </text:span><text:span text:style-name="T19">في حالة أوليندا، هاجموها لكونها يهودية</text:span><text:span text:style-name="T36">. </text:span><text:span text:style-name="T19">هاجموها لزواجها من رجل أكبر سنًا من أصل أوروبي مشكوك فيه</text:span><text:span text:style-name="T36">. </text:span><text:span text:style-name="T19">هاجموها بمحاولة وصفها بالمربية والخادمة، تمامًا مثل </text:span></text:p>
      <text:p text:style-name="P29"><text:s/>ARABIC</text:p>
      <text:p text:style-name="P29"/>
      <text:p text:style-name="P26"><text:bookmark text:name="tw-target-text169"/>Աստծո զայրույթը կպատվի Օլինդա Տապիայի կյանքը։ Անձրևով և հսկայական կարկուտով։ Նրան սպանեցին նույն նացիստները, մարակոները և մարակա մակաբույծները, որոնք մինչ օրս փորձում են սպանել ցանկացած մեկին, ով ավելին ունի։ Օգտագործելով իրենց հարմար ցանկացած պատրվակ։ Օլինդայի դեպքում՝ հարձակվելով նրա վրա հրեա լինելու համար։ Հարձակվելով նրա վրա կասկածելի եվրոպական ծագում ունեցող տարեց տղամարդու հետ ամուսնանալու համար։ Հարձակվելով՝ փորձելով նրան դայակ, ծառա պիտակավորել, ինչպես իր ամուսինը։</text:p>
      <text:p text:style-name="P29">ARMENIAN</text:p>
      <text:p text:style-name="P29"/>
      <text:p text:style-name="P29"><text:bookmark text:name="tw-target-text170"/><text:soft-page-break/><text:span text:style-name="T20">ঈশ্বৰৰ ক্ৰোধে অলিণ্ডা টাপিয়াৰ জীৱনক সন্মান জনাব। বৰষুণ আৰু বিশাল শিলাবৃষ্টিৰ সৈতে। তাইক হত্যা কৰিছিল সেই একেখিনি নাজী</text:span><text:span text:style-name="T37">, </text:span><text:span text:style-name="T20">মাৰাকো আৰু মাৰাকা পৰজীৱীয়ে যিয়ে আজিও অধিক ধনেৰে যিকোনো ব্যক্তিক হত্যা কৰিব বিচাৰে। তেওঁলোকৰ লগত খাপ খোৱা যিকোনো অজুহাত ব্যৱহাৰ কৰা। অলিণ্ডাৰ ক্ষেত্ৰত ইহুদী বুলি আক্ৰমণ কৰা। সন্দেহজনক ইউৰোপীয় মূলৰ বয়সস্থ মানুহ এজনক বিয়া কৰাই তাইক আক্ৰমণ কৰা। স্বামীৰ দৰেই নেনী</text:span><text:span text:style-name="T37">, </text:span><text:span text:style-name="T20">চাকৰ বুলি লেবেল লগাবলৈ চেষ্টা কৰি তাইক আক্ৰমণ কৰা।</text:span></text:p>
      <text:p text:style-name="P29"/>
      <text:p text:style-name="P29">ASSAMESE</text:p>
      <text:p text:style-name="P29"/>
      <text:p text:style-name="P16"><text:bookmark text:name="tw-target-text171"/>Аллагьасул ццин бахъиналъ кӀодо гьабизе бугин Олинда Тапиялъул гӀумру. ЦӀадгун ва кӀудиял цӀадул ганчӀалгун. Гьей чӀван йиго жакъа къоялде щвезегӀан цӀикӀкӀун жогун бокьарав чи чӀвазе къасд гьабулел гьелго нацистаз, маракояз ва марака паразитаз. Гьезие данде кколеб бокьараб багьанаги хӀалтӀизабун. Олиндаялъул ишалда хурхун, жугьутӀай йигин абун гьелда тӀадекӀанцӀи гьаби. Гьелде тӀадекӀанцӀи гьаби, щаклъи бугев Европаялъул аслуялъул кӀудияв чиясе росасе ун йикӀиналъ. Гьелда тӀадекӀанцӀи гьаби, рос гӀадин няня, лагъ абураб ярлыкь лъезе хӀаракат бахъун</text:p>
      <text:p text:style-name="P29">AVARIC</text:p>
      <text:p text:style-name="P29"><text:soft-page-break/></text:p>
      <text:p text:style-name="P29"><text:bookmark text:name="tw-target-text172"/><text:span text:style-name="T21">भगवान के रोष ओलिंडा तापिया के जीवन का सम्मान करि। बारिश अऊर भारी ओला के साथ। उहै नाजी</text:span><text:span text:style-name="T33">, </text:span><text:span text:style-name="T21">माराको अऊर माराका परजीवी द्वारा हत्या कीन गै रही</text:span><text:span text:style-name="T33">, </text:span><text:span text:style-name="T21">जे आज तक अउर से केहू का हत्या करै के कोशिश करत हैं। कौनो भी बहाना इस्तेमाल करब जवन ओनके अनुरूप हो। ओलिंडा के मामले मा</text:span><text:span text:style-name="T33">, </text:span><text:span text:style-name="T21">यहूदी होवे के कारण ओनके ऊपर हमला करब। संदिग्ध यूरोपीय मूल के एक बुजुर्ग आदमी से शादी करै के लिए ओपे हमला करब। अपने पति के तरह ही एक नानी</text:span><text:span text:style-name="T33">, </text:span><text:span text:style-name="T21">एक नौकर का लेबल लगावै के कोशिश कइके ओनके ऊपर हमला करब।</text:span></text:p>
      <text:p text:style-name="P29">AWADHI</text:p>
      <text:p text:style-name="P29"/>
      <text:p text:style-name="P16"><text:bookmark text:name="tw-target-text173"/>Diosan colerasiñapax Olinda Tapia warmin jakäwiparuw jach’añchani. Jallu pachampi ukat jach’a granizo qalanakampi. Juparux pachpa nazi, maraco ukat maraca parásito ukanakaw jiwayapxäna, jupanakax jichhürkamaw khitirus juk’amp jiwayañ thaqhapxi. Jupanakar askïki uka kuna excusa apnaqañasa. Olinda kullakatxa, judío jaqïtapat atacaña. Europa markat pächasir jilïr jaqimp jaqichasitapat atacaña. Chachapjamaw niñera, sirviri sasin sutichañ yantʼasa atacaña.</text:p>
      <text:p text:style-name="P29">AYMARA</text:p>
      <text:p text:style-name="P29"/>
      <text:p text:style-name="P29"/>
      <text:p text:style-name="P27"><text:bookmark text:name="tw-target-text174"/>Allahın qəzəbi Olinda Tapiyanın həyatını <text:soft-page-break/>şərəfləndirəcək. Yağış və kütləvi dolu ilə. O, bu günə qədər hər kəsi daha çox öldürməyə çalışan eyni nasist, marako və maraca parazitləri tərəfindən öldürüldü. Onlara uyğun gələn hər hansı bəhanədən istifadə etmək. Olinda yəhudi olduğuna görə ona hücum edir. Şübhəli Avropa mənşəli yaşlı kişi ilə evləndiyi üçün ona hücum. Əri kimi ona dayə, qulluqçu damğası vurmağa çalışaraq ona hücum edir</text:p>
      <text:p text:style-name="P29">AZERBAIJANI</text:p>
      <text:p text:style-name="P29"/>
      <text:p text:style-name="P16"><text:bookmark text:name="tw-target-text175"/>Dukan Ida Sang Hyang Widhi pacang ngajiang urip Olinda Tapia. Antuk sabeh miwah ujan es sane ageng. Ia kapademang olih parasit Nazi, maraco, lan maraca sane pateh sane kantos mangkin mautsaha ngamademang sapasira ugi antuk sane lianan. Nganggen alasan napi ja sane cocok sareng ipun. Ring kasus Olinda, nyerang ipun santukan dados anak Yahudi. Nyerang ipun santukan marabian sareng anak lanang sane sampun lingsir sane mawit saking Eropa sane meragukan. Nyerang ia aji nyobak label ia dadi pengasuh, parekan, patuh buka kurenanne</text:p>
      <text:p text:style-name="P29">BALINES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inherit" svg:font-family="inherit"/>
    <style:font-face style:name="ui-sans-serif" svg:font-family="ui-sans-serif, system-ui, sans-serif, 'Apple Color Emoji', 'Segoe UI Emoji', 'Segoe UI Symbol', 'Noto Color Emoji'"/>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20T18:23:40.41</meta:creation-date>
    <dc:date>2025-08-21T18:14:19.42</dc:date>
    <meta:editing-duration>PT2H35M33S</meta:editing-duration>
    <meta:editing-cycles>109</meta:editing-cycles>
    <meta:generator>OpenOffice/4.1.11$Win32 OpenOffice.org_project/4111m1$Build-9808</meta:generator>
    <meta:document-statistic meta:table-count="0" meta:image-count="0" meta:object-count="0" meta:page-count="76" meta:paragraph-count="379" meta:word-count="15029" meta:character-count="45388"/>
  </office:meta>
</office:document-meta>
</file>